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80d0b"/>
    </style:style>
    <style:style style:name="P4" style:family="paragraph" style:parent-style-name="Standard">
      <style:paragraph-properties fo:text-align="justify" style:justify-single-word="false"/>
      <style:text-properties officeooo:paragraph-rsid="0014062b"/>
    </style:style>
    <style:style style:name="P5" style:family="paragraph" style:parent-style-name="Standard">
      <style:paragraph-properties fo:text-align="start" style:justify-single-word="false"/>
      <style:text-properties fo:color="#000000"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color="#000000" loext:opacity="100%" fo:font-weight="normal" style:font-weight-asian="normal" style:font-weight-complex="normal"/>
    </style:style>
    <style:style style:name="P7" style:family="paragraph" style:parent-style-name="Standard">
      <style:paragraph-properties fo:text-align="justify" style:justify-single-word="false"/>
      <style:text-properties fo:color="#000000" loext:opacity="100%" style:font-name="Times New Roman" fo:font-size="12pt"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fo:language="en" fo:country="US" fo:font-weight="bold" officeooo:rsid="000d27a8" officeooo:paragraph-rsid="00080d0b" style:font-weight-asian="bold" style:font-weight-complex="bold"/>
    </style:style>
    <style:style style:name="P9" style:family="paragraph" style:parent-style-name="Text_20_body">
      <style:paragraph-properties fo:margin-top="0in" fo:margin-bottom="0in" style:contextual-spacing="false"/>
    </style:style>
    <style:style style:name="P10" style:family="paragraph" style:parent-style-name="Heading_20_4">
      <style:text-properties officeooo:paragraph-rsid="0014062b"/>
    </style:style>
    <style:style style:name="P11" style:family="paragraph" style:parent-style-name="Text_20_body">
      <style:text-properties style:font-name="Times New Roman" fo:font-size="12pt" fo:font-weight="bold" officeooo:rsid="0013a7d3" officeooo:paragraph-rsid="0014062b" style:font-name-asian="Times New Roman1" style:font-size-asian="12pt" style:font-weight-asian="bold" style:font-name-complex="Times New Roman1" style:font-size-complex="12pt" style:font-weight-complex="bold"/>
    </style:style>
    <style:style style:name="P12" style:family="paragraph" style:parent-style-name="Autor" style:list-style-name="WWNum4"/>
    <style:style style:name="P13" style:family="paragraph" style:parent-style-name="List_20_Paragraph" style:list-style-name="WWNum3">
      <style:paragraph-properties fo:text-align="justify" style:justify-single-word="false"/>
    </style:style>
    <style:style style:name="P14" style:family="paragraph" style:parent-style-name="List_20_Paragraph" style:list-style-name="WWNum4">
      <style:paragraph-properties fo:text-align="justify" style:justify-single-word="false"/>
    </style:style>
    <style:style style:name="P15" style:family="paragraph" style:parent-style-name="List_20_Paragraph" style:list-style-name="WWNum4">
      <style:paragraph-properties fo:line-height="100%" fo:text-align="justify" style:justify-single-word="false" style:punctuation-wrap="hanging" style:vertical-align="baseline"/>
    </style:style>
    <style:style style:name="P16"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font-weight="bold" officeooo:paragraph-rsid="00146104"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text-align="justify" style:justify-single-word="false"/>
      <style:text-properties style:font-name="Times New Roman" fo:font-size="12pt" officeooo:paragraph-rsid="00146104" style:font-name-asian="Times New Roman1" style:font-size-asian="12pt" style:font-name-complex="Times New Roman1" style:font-size-complex="12pt"/>
    </style:style>
    <style:style style:name="P20" style:family="paragraph" style:parent-style-name="Standard">
      <style:paragraph-properties fo:margin-top="0.0555in" fo:margin-bottom="0in" style:contextual-spacing="false" fo:line-height="100%" fo:text-align="justify" style:justify-single-word="false"/>
      <style:text-properties style:font-name="Times New Roman" fo:font-size="12pt" fo:language="it" fo:country="IT" style:letter-kerning="false" style:font-name-asian="Times New Roman1" style:font-size-asian="12pt" style:font-name-complex="Times New Roman1" style:font-size-complex="12pt"/>
    </style:style>
    <style:style style:name="P21" style:family="paragraph" style:parent-style-name="Standard">
      <style:paragraph-properties fo:margin-left="0.6807in" fo:margin-top="0in" fo:margin-bottom="0in" style:contextual-spacing="false" fo:line-height="100%" fo:text-align="justify" style:justify-single-word="false" fo:text-indent="-0.189in" style:auto-text-indent="false" style:punctuation-wrap="hanging" style:vertical-align="baseline"/>
      <style:text-properties style:font-name="Times New Roman" fo:font-size="12pt" fo:language="it" fo:country="IT" style:letter-kerning="false" style:font-name-asian="Times New Roman1" style:font-size-asian="12pt" style:font-name-complex="Times New Roman1" style:font-size-complex="12pt"/>
    </style:style>
    <style:style style:name="P22" style:family="paragraph" style:parent-style-name="Standard" style:list-style-name="">
      <style:paragraph-properties fo:margin-top="0.0835in" fo:margin-bottom="0in" style:contextual-spacing="false" fo:line-height="100%" fo:text-align="justify" style:justify-single-word="false" fo:keep-together="always" fo:keep-with-next="always"/>
      <style:text-properties style:font-name="Times New Roman" fo:font-size="12pt" fo:language="it" fo:country="IT" fo:font-weight="bold" officeooo:paragraph-rsid="00146104" style:letter-kerning="true"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line-height="100%" fo:text-align="center" style:justify-single-word="false"/>
    </style:style>
    <style:style style:name="P25" style:family="paragraph" style:parent-style-name="Standard">
      <style:paragraph-properties fo:line-height="100%" fo:text-align="center" style:justify-single-word="false"/>
      <style:text-properties officeooo:paragraph-rsid="0003b9f2"/>
    </style:style>
    <style:style style:name="P26" style:family="paragraph" style:parent-style-name="Standard" style:list-style-name="">
      <style:paragraph-properties fo:margin-top="0.0835in" fo:margin-bottom="0in" style:contextual-spacing="false" fo:line-height="100%" fo:text-align="justify" style:justify-single-word="false" fo:keep-together="always" fo:keep-with-next="always"/>
    </style:style>
    <style:style style:name="P27" style:family="paragraph" style:parent-style-name="Standard" style:list-style-name="">
      <style:paragraph-properties fo:margin-top="0.0835in" fo:margin-bottom="0in" style:contextual-spacing="false" fo:line-height="100%" fo:text-align="justify" style:justify-single-word="false" fo:keep-together="always" fo:keep-with-next="always"/>
      <style:text-properties officeooo:paragraph-rsid="00146104"/>
    </style:style>
    <style:style style:name="P28" style:family="paragraph" style:parent-style-name="Standard" style:list-style-name="">
      <style:paragraph-properties fo:margin-top="0.139in" fo:margin-bottom="0in" style:contextual-spacing="false" fo:line-height="100%" fo:text-align="justify" style:justify-single-word="false" fo:keep-together="always" fo:keep-with-next="always"/>
    </style:style>
    <style:style style:name="P29" style:family="paragraph" style:parent-style-name="Standard" style:list-style-name="">
      <style:paragraph-properties fo:line-height="100%" fo:text-align="justify" style:justify-single-word="false" fo:keep-together="always" fo:keep-with-next="always"/>
    </style:style>
    <style:style style:name="P30" style:family="paragraph" style:parent-style-name="Standard" style:list-style-name="">
      <style:paragraph-properties fo:margin-top="0.139in" fo:margin-bottom="0in" style:contextual-spacing="false" fo:line-height="100%" fo:text-align="justify" style:justify-single-word="false" fo:keep-together="always" fo:keep-with-next="always"/>
      <style:text-properties officeooo:paragraph-rsid="00146104"/>
    </style:style>
    <style:style style:name="P31" style:family="paragraph" style:parent-style-name="Standard" style:list-style-name="">
      <style:paragraph-properties fo:line-height="100%" fo:text-align="justify" style:justify-single-word="false" fo:keep-together="always" fo:keep-with-next="always"/>
      <style:text-properties officeooo:paragraph-rsid="00146104"/>
    </style:style>
    <style:style style:name="P32" style:family="paragraph" style:parent-style-name="Standard">
      <style:paragraph-properties fo:margin-top="0.0555in" fo:margin-bottom="0in" style:contextual-spacing="false" fo:line-height="100%" fo:text-align="justify" style:justify-single-word="false"/>
    </style:style>
    <style:style style:name="P33" style:family="paragraph" style:parent-style-name="Standard">
      <style:paragraph-properties fo:margin-top="0.0555in" fo:margin-bottom="0in" style:contextual-spacing="false" fo:line-height="100%" fo:text-align="justify" style:justify-single-word="false" fo:text-indent="0.4917in" style:auto-text-indent="false"/>
    </style:style>
    <style:style style:name="P34" style:family="paragraph" style:parent-style-name="Standard" style:list-style-name="WWNum5">
      <style:paragraph-properties fo:margin-top="0.0555in" fo:margin-bottom="0in" style:contextual-spacing="false" fo:line-height="100%" fo:text-align="justify" style:justify-single-word="false"/>
    </style:style>
    <style:style style:name="P35" style:family="paragraph" style:parent-style-name="Standard" style:list-style-name="">
      <style:paragraph-properties fo:line-height="100%" fo:text-align="justify" style:justify-single-word="false"/>
    </style:style>
    <style:style style:name="P36" style:family="paragraph" style:parent-style-name="Standard" style:list-style-name="">
      <style:paragraph-properties fo:line-height="100%" fo:text-align="justify" style:justify-single-word="false"/>
      <style:text-properties officeooo:paragraph-rsid="00146104"/>
    </style:style>
    <style:style style:name="P37" style:family="paragraph" style:parent-style-name="Standard">
      <style:paragraph-properties fo:margin-top="0.0555in" fo:margin-bottom="0in" style:contextual-spacing="false" fo:line-height="100%" fo:text-align="justify" style:justify-single-word="false" fo:text-indent="0.4917in" style:auto-text-indent="false"/>
      <style:text-properties officeooo:paragraph-rsid="0014d91f"/>
    </style:style>
    <style:style style:name="P38" style:family="paragraph" style:parent-style-name="Standard">
      <style:paragraph-properties fo:line-height="100%" fo:text-align="center" style:justify-single-word="false"/>
      <style:text-properties officeooo:rsid="0003b9f2" officeooo:paragraph-rsid="0003b9f2"/>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fo:text-indent="0.4917in" style:auto-text-indent="false"/>
    </style:style>
    <style:style style:name="P41" style:family="paragraph" style:parent-style-name="Standard" style:list-style-name="WWNum1">
      <style:paragraph-properties fo:text-align="justify" style:justify-single-word="false"/>
    </style:style>
    <style:style style:name="P42" style:family="paragraph" style:parent-style-name="Standard">
      <style:paragraph-properties fo:text-align="justify" style:justify-single-word="false"/>
      <style:text-properties officeooo:paragraph-rsid="00114a60"/>
    </style:style>
    <style:style style:name="P43" style:family="paragraph" style:parent-style-name="Standard" style:list-style-name="L10">
      <style:paragraph-properties fo:text-align="justify" style:justify-single-word="false"/>
      <style:text-properties officeooo:paragraph-rsid="0014062b"/>
    </style:style>
    <style:style style:name="P44" style:family="paragraph" style:parent-style-name="Standard">
      <style:paragraph-properties fo:text-align="justify" style:justify-single-word="false"/>
      <style:text-properties officeooo:paragraph-rsid="00078a6f"/>
    </style:style>
    <style:style style:name="P45" style:family="paragraph" style:parent-style-name="Standard">
      <style:paragraph-properties fo:text-align="justify" style:justify-single-word="false"/>
      <style:text-properties officeooo:paragraph-rsid="000dbe75"/>
    </style:style>
    <style:style style:name="P46" style:family="paragraph" style:parent-style-name="Standard">
      <style:paragraph-properties fo:text-align="justify" style:justify-single-word="false"/>
      <style:text-properties officeooo:paragraph-rsid="00146104"/>
    </style:style>
    <style:style style:name="P47" style:family="paragraph" style:parent-style-name="Standard">
      <style:paragraph-properties fo:text-align="justify" style:justify-single-word="false" fo:text-indent="0.4917in" style:auto-text-indent="false"/>
      <style:text-properties officeooo:paragraph-rsid="0014d91f"/>
    </style:style>
    <style:style style:name="P48" style:family="paragraph" style:parent-style-name="Standard">
      <style:paragraph-properties fo:text-align="justify" style:justify-single-word="false"/>
      <style:text-properties officeooo:paragraph-rsid="0014d91f"/>
    </style:style>
    <style:style style:name="P49" style:family="paragraph" style:parent-style-name="Standard">
      <style:paragraph-properties fo:text-align="justify" style:justify-single-word="false"/>
      <style:text-properties officeooo:paragraph-rsid="00186e29"/>
    </style:style>
    <style:style style:name="P50" style:family="paragraph" style:parent-style-name="Standard">
      <style:paragraph-properties fo:text-align="justify" style:justify-single-word="false"/>
      <style:text-properties officeooo:paragraph-rsid="001cb52f"/>
    </style:style>
    <style:style style:name="P51" style:family="paragraph" style:parent-style-name="Standard">
      <style:paragraph-properties fo:text-align="justify" style:justify-single-word="false" fo:text-indent="0.4917in" style:auto-text-indent="false"/>
      <style:text-properties fo:color="#156082" loext:opacity="100%" style:font-name="Times New Roman" fo:font-size="12pt" style:font-name-asian="Times New Roman1" style:font-size-asian="12pt" style:font-name-complex="Times New Roman1" style:font-size-complex="12pt">
        <loext:char-complex-color loext:theme-type="accent1" loext:color-type="theme"/>
      </style:text-properties>
    </style:style>
    <style:style style:name="P52" style:family="paragraph" style:parent-style-name="Standard">
      <style:paragraph-properties fo:text-align="justify" style:justify-single-word="false"/>
      <style:text-properties fo:language="en" fo:country="US" fo:font-weight="bold" officeooo:rsid="000d27a8" style:font-weight-asian="bold" style:font-weight-complex="bold"/>
    </style:style>
    <style:style style:name="P53" style:family="paragraph" style:parent-style-name="Standard">
      <style:paragraph-properties fo:text-align="justify" style:justify-single-word="false"/>
      <style:text-properties fo:language="en" fo:country="US" fo:font-weight="bold" officeooo:rsid="000d27a8" officeooo:paragraph-rsid="00146104" style:font-weight-asian="bold" style:font-weight-complex="bold"/>
    </style:style>
    <style:style style:name="P54" style:family="paragraph" style:parent-style-name="Standard">
      <style:paragraph-properties fo:text-align="justify" style:justify-single-word="false"/>
      <style:text-properties fo:language="en" fo:country="US" fo:font-weight="bold" officeooo:rsid="000d27a8" officeooo:paragraph-rsid="00080d0b" style:font-weight-asian="bold" style:font-weight-complex="bold"/>
    </style:style>
    <style:style style:name="P55" style:family="paragraph" style:parent-style-name="Standard">
      <style:paragraph-properties fo:text-align="justify" style:justify-single-word="false"/>
      <style:text-properties fo:language="en" fo:country="US" fo:font-weight="bold" officeooo:rsid="001389c8" officeooo:paragraph-rsid="0014d91f" style:font-weight-asian="bold" style:font-weight-complex="bold"/>
    </style:style>
    <style:style style:name="P56" style:family="paragraph" style:parent-style-name="Standard">
      <style:paragraph-properties fo:text-align="justify" style:justify-single-word="false"/>
      <style:text-properties fo:language="en" fo:country="US" fo:font-weight="bold" officeooo:rsid="0014d91f" officeooo:paragraph-rsid="0014d91f" style:font-weight-asian="bold" style:font-weight-complex="bold"/>
    </style:style>
    <style:style style:name="P57" style:family="paragraph" style:parent-style-name="Standard">
      <style:paragraph-properties fo:text-align="justify" style:justify-single-word="false"/>
      <style:text-properties fo:language="en" fo:country="US" officeooo:rsid="0014d91f" officeooo:paragraph-rsid="0014d91f"/>
    </style:style>
    <style:style style:name="P58" style:family="paragraph" style:parent-style-name="Standard">
      <style:paragraph-properties fo:text-align="justify" style:justify-single-word="false"/>
      <style:text-properties fo:language="ro" fo:country="RO" fo:font-weight="bold" officeooo:rsid="000df54e" officeooo:paragraph-rsid="0014062b" style:font-weight-asian="bold" style:font-weight-complex="bold"/>
    </style:style>
    <style:style style:name="P59" style:family="paragraph" style:parent-style-name="Standard">
      <style:paragraph-properties fo:text-align="justify" style:justify-single-word="false"/>
      <style:text-properties fo:language="ro" fo:country="RO" fo:font-weight="bold" officeooo:rsid="000df54e" officeooo:paragraph-rsid="00146104" style:font-weight-asian="bold" style:font-weight-complex="bold"/>
    </style:style>
    <style:style style:name="P60" style:family="paragraph" style:parent-style-name="Standard">
      <style:paragraph-properties fo:text-align="justify" style:justify-single-word="false"/>
      <style:text-properties fo:language="ro" fo:country="RO" fo:font-weight="bold" officeooo:rsid="0014d91f" officeooo:paragraph-rsid="0014d91f" style:font-weight-asian="bold" style:font-weight-complex="bold"/>
    </style:style>
    <style:style style:name="P61" style:family="paragraph" style:parent-style-name="Standard">
      <style:paragraph-properties fo:text-align="justify" style:justify-single-word="false"/>
      <style:text-properties fo:language="ro" fo:country="RO" fo:font-weight="bold" officeooo:rsid="0016b949" officeooo:paragraph-rsid="0016b949" style:font-weight-asian="bold" style:font-weight-complex="bold"/>
    </style:style>
    <style:style style:name="P62" style:family="paragraph" style:parent-style-name="Standard" style:list-style-name="">
      <style:paragraph-properties fo:line-height="100%" fo:text-align="justify" style:justify-single-word="false"/>
      <style:text-properties officeooo:rsid="001389c8" officeooo:paragraph-rsid="00146104"/>
    </style:style>
    <style:style style:name="P63" style:family="paragraph" style:parent-style-name="Standard" style:list-style-name="">
      <style:paragraph-properties fo:line-height="100%" fo:text-align="justify" style:justify-single-word="false"/>
      <style:text-properties fo:font-weight="bold" officeooo:rsid="001389c8" officeooo:paragraph-rsid="00146104" style:font-weight-asian="bold" style:font-weight-complex="bold"/>
    </style:style>
    <style:style style:name="P64" style:family="paragraph" style:parent-style-name="Standard">
      <style:paragraph-properties fo:text-align="start" style:justify-single-word="false"/>
      <style:text-properties fo:font-weight="bold" officeooo:rsid="00146104" officeooo:paragraph-rsid="00146104" style:font-weight-asian="bold" style:font-weight-complex="bold"/>
    </style:style>
    <style:style style:name="P65" style:family="paragraph" style:parent-style-name="Standard">
      <style:paragraph-properties fo:text-align="justify" style:justify-single-word="false"/>
      <style:text-properties style:font-name="Times New Roman" fo:font-size="12pt" fo:language="en" fo:country="US" fo:font-weight="bold" officeooo:rsid="0014d91f" officeooo:paragraph-rsid="0014d91f" style:font-size-asian="10.5pt" style:font-weight-asian="bold" style:font-size-complex="12pt" style:font-weight-complex="bold"/>
    </style:style>
    <style:style style:name="P66" style:family="paragraph" style:parent-style-name="Text_20_body" style:list-style-name="L1">
      <style:paragraph-properties fo:margin-top="0in" fo:margin-bottom="0in" style:contextual-spacing="false"/>
    </style:style>
    <style:style style:name="P67" style:family="paragraph" style:parent-style-name="Text_20_body" style:list-style-name="L1">
      <style:paragraph-properties fo:text-align="justify" style:justify-single-word="false"/>
      <style:text-properties officeooo:paragraph-rsid="00080d0b"/>
    </style:style>
    <style:style style:name="P68" style:family="paragraph" style:parent-style-name="Text_20_body" style:list-style-name="L2"/>
    <style:style style:name="P69" style:family="paragraph" style:parent-style-name="Text_20_body" style:list-style-name="L2">
      <style:paragraph-properties fo:margin-top="0in" fo:margin-bottom="0in" style:contextual-spacing="false"/>
    </style:style>
    <style:style style:name="P70" style:family="paragraph" style:parent-style-name="Text_20_body" style:list-style-name="L3"/>
    <style:style style:name="P71" style:family="paragraph" style:parent-style-name="Text_20_body" style:list-style-name="L3">
      <style:paragraph-properties fo:margin-top="0in" fo:margin-bottom="0in" style:contextual-spacing="false"/>
    </style:style>
    <style:style style:name="P72" style:family="paragraph" style:parent-style-name="Text_20_body" style:list-style-name="L3">
      <style:text-properties officeooo:paragraph-rsid="000b3e4d"/>
    </style:style>
    <style:style style:name="P73" style:family="paragraph" style:parent-style-name="Text_20_body" style:list-style-name="L3">
      <style:text-properties officeooo:paragraph-rsid="0014d91f"/>
    </style:style>
    <style:style style:name="P74" style:family="paragraph" style:parent-style-name="Text_20_body" style:list-style-name="L4">
      <style:paragraph-properties fo:margin-top="0in" fo:margin-bottom="0in" style:contextual-spacing="false"/>
      <style:text-properties officeooo:paragraph-rsid="0014062b"/>
    </style:style>
    <style:style style:name="P75" style:family="paragraph" style:parent-style-name="Text_20_body" style:list-style-name="L4">
      <style:text-properties officeooo:paragraph-rsid="0014062b"/>
    </style:style>
    <style:style style:name="P76" style:family="paragraph" style:parent-style-name="Text_20_body" style:list-style-name="L5">
      <style:paragraph-properties fo:margin-top="0in" fo:margin-bottom="0in" style:contextual-spacing="false"/>
      <style:text-properties officeooo:paragraph-rsid="0014062b"/>
    </style:style>
    <style:style style:name="P77" style:family="paragraph" style:parent-style-name="Text_20_body" style:list-style-name="L5">
      <style:text-properties officeooo:paragraph-rsid="0014062b"/>
    </style:style>
    <style:style style:name="P78" style:family="paragraph" style:parent-style-name="Text_20_body" style:list-style-name="L6">
      <style:paragraph-properties fo:margin-top="0in" fo:margin-bottom="0in" style:contextual-spacing="false"/>
      <style:text-properties officeooo:paragraph-rsid="0014062b"/>
    </style:style>
    <style:style style:name="P79" style:family="paragraph" style:parent-style-name="Text_20_body" style:list-style-name="L6">
      <style:text-properties officeooo:paragraph-rsid="0014062b"/>
    </style:style>
    <style:style style:name="P80" style:family="paragraph" style:parent-style-name="Text_20_body" style:list-style-name="L7">
      <style:paragraph-properties fo:margin-top="0in" fo:margin-bottom="0in" style:contextual-spacing="false"/>
      <style:text-properties officeooo:paragraph-rsid="0014062b"/>
    </style:style>
    <style:style style:name="P81" style:family="paragraph" style:parent-style-name="Text_20_body" style:list-style-name="L7">
      <style:text-properties officeooo:paragraph-rsid="0014062b"/>
    </style:style>
    <style:style style:name="P82" style:family="paragraph" style:parent-style-name="Text_20_body" style:list-style-name="L8">
      <style:paragraph-properties fo:margin-top="0in" fo:margin-bottom="0in" style:contextual-spacing="false"/>
      <style:text-properties officeooo:paragraph-rsid="0014062b"/>
    </style:style>
    <style:style style:name="P83" style:family="paragraph" style:parent-style-name="Text_20_body" style:list-style-name="L8">
      <style:text-properties officeooo:paragraph-rsid="0014062b"/>
    </style:style>
    <style:style style:name="P84" style:family="paragraph" style:parent-style-name="Text_20_body" style:list-style-name="L9">
      <style:paragraph-properties fo:margin-top="0in" fo:margin-bottom="0in" style:contextual-spacing="false"/>
      <style:text-properties officeooo:paragraph-rsid="0014062b"/>
    </style:style>
    <style:style style:name="P85" style:family="paragraph" style:parent-style-name="Text_20_body" style:list-style-name="L9">
      <style:text-properties officeooo:paragraph-rsid="0014062b"/>
    </style:style>
    <style:style style:name="P86" style:family="paragraph" style:parent-style-name="Text_20_body" style:list-style-name="L11">
      <style:text-properties officeooo:paragraph-rsid="0014062b"/>
    </style:style>
    <style:style style:name="P87" style:family="paragraph" style:parent-style-name="Text_20_body" style:list-style-name="L12">
      <style:text-properties officeooo:paragraph-rsid="0014062b"/>
    </style:style>
    <style:style style:name="P88" style:family="paragraph" style:parent-style-name="Text_20_body" style:list-style-name="L13">
      <style:text-properties officeooo:paragraph-rsid="0014062b"/>
    </style:style>
    <style:style style:name="P89" style:family="paragraph" style:parent-style-name="Text_20_body" style:list-style-name="L14">
      <style:text-properties officeooo:paragraph-rsid="0014062b"/>
    </style:style>
    <style:style style:name="P90" style:family="paragraph" style:parent-style-name="Text_20_body" style:list-style-name="L15">
      <style:text-properties officeooo:paragraph-rsid="0014062b"/>
    </style:style>
    <style:style style:name="P91" style:family="paragraph" style:parent-style-name="Text_20_body" style:list-style-name="L16">
      <style:text-properties officeooo:paragraph-rsid="0014062b"/>
    </style:style>
    <style:style style:name="P92" style:family="paragraph" style:parent-style-name="Text_20_body" style:list-style-name="L17">
      <style:text-properties officeooo:paragraph-rsid="0014062b"/>
    </style:style>
    <style:style style:name="P93" style:family="paragraph" style:parent-style-name="Text_20_body">
      <style:text-properties officeooo:paragraph-rsid="0014d91f"/>
    </style:style>
    <style:style style:name="P94" style:family="paragraph" style:parent-style-name="Text_20_body" style:list-style-name="L18"/>
    <style:style style:name="P95" style:family="paragraph" style:parent-style-name="Text_20_body" style:list-style-name="L18">
      <style:paragraph-properties fo:margin-top="0in" fo:margin-bottom="0in" style:contextual-spacing="false"/>
    </style:style>
    <style:style style:name="P96" style:family="paragraph" style:parent-style-name="Text_20_body" style:list-style-name="L20"/>
    <style:style style:name="P97" style:family="paragraph" style:parent-style-name="Text_20_body" style:list-style-name="L20">
      <style:paragraph-properties fo:margin-top="0in" fo:margin-bottom="0in" style:contextual-spacing="false"/>
    </style:style>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2">
      <style:paragraph-properties fo:margin-top="0in" fo:margin-bottom="0in" style:contextual-spacing="false"/>
    </style:style>
    <style:style style:name="P101" style:family="paragraph" style:parent-style-name="Text_20_body" style:list-style-name="L23"/>
    <style:style style:name="P102" style:family="paragraph" style:parent-style-name="Text_20_body">
      <style:text-properties officeooo:paragraph-rsid="0016b949"/>
    </style:style>
    <style:style style:name="P103" style:family="paragraph" style:parent-style-name="Text_20_body" style:list-style-name="L25"/>
    <style:style style:name="P104" style:family="paragraph" style:parent-style-name="Text_20_body" style:list-style-name="L25">
      <style:paragraph-properties fo:margin-top="0in" fo:margin-bottom="0in" style:contextual-spacing="false"/>
    </style:style>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text-properties officeooo:paragraph-rsid="0016b949"/>
    </style:style>
    <style:style style:name="P109" style:family="paragraph" style:parent-style-name="Text_20_body" style:list-style-name="L30">
      <style:paragraph-properties fo:margin-top="0in" fo:margin-bottom="0in" style:contextual-spacing="false"/>
      <style:text-properties officeooo:paragraph-rsid="00186e29"/>
    </style:style>
    <style:style style:name="P110" style:family="paragraph" style:parent-style-name="Text_20_body" style:list-style-name="L30">
      <style:text-properties officeooo:paragraph-rsid="00186e29"/>
    </style:style>
    <style:style style:name="P111" style:family="paragraph" style:parent-style-name="Text_20_body" style:list-style-name="L32">
      <style:paragraph-properties fo:margin-top="0in" fo:margin-bottom="0in" style:contextual-spacing="false"/>
      <style:text-properties officeooo:paragraph-rsid="00186e29"/>
    </style:style>
    <style:style style:name="P112" style:family="paragraph" style:parent-style-name="Text_20_body" style:list-style-name="L32">
      <style:text-properties officeooo:paragraph-rsid="00186e29"/>
    </style:style>
    <style:style style:name="P113" style:family="paragraph" style:parent-style-name="Text_20_body">
      <style:text-properties officeooo:paragraph-rsid="00186e29"/>
    </style:style>
    <style:style style:name="P114" style:family="paragraph" style:parent-style-name="Text_20_body">
      <style:paragraph-properties fo:margin-top="0in" fo:margin-bottom="0in" style:contextual-spacing="false"/>
      <style:text-properties officeooo:paragraph-rsid="00186e29"/>
    </style:style>
    <style:style style:name="P115" style:family="paragraph" style:parent-style-name="Text_20_body" style:list-style-name="L33"/>
    <style:style style:name="P116" style:family="paragraph" style:parent-style-name="Text_20_body" style:list-style-name="L33">
      <style:paragraph-properties fo:margin-top="0in" fo:margin-bottom="0in" style:contextual-spacing="false"/>
    </style:style>
    <style:style style:name="P117" style:family="paragraph" style:parent-style-name="Text_20_body" style:list-style-name="L34">
      <style:paragraph-properties fo:margin-top="0in" fo:margin-bottom="0in" style:contextual-spacing="false"/>
    </style:style>
    <style:style style:name="P118" style:family="paragraph" style:parent-style-name="Text_20_body" style:list-style-name="L35"/>
    <style:style style:name="P119" style:family="paragraph" style:parent-style-name="Text_20_body" style:list-style-name="L35">
      <style:paragraph-properties fo:margin-top="0in" fo:margin-bottom="0in" style:contextual-spacing="false"/>
    </style:style>
    <style:style style:name="P120" style:family="paragraph" style:parent-style-name="Text_20_body" style:list-style-name="L37"/>
    <style:style style:name="P121" style:family="paragraph" style:parent-style-name="Text_20_body" style:list-style-name="L37">
      <style:paragraph-properties fo:margin-top="0in" fo:margin-bottom="0in" style:contextual-spacing="false"/>
    </style:style>
    <style:style style:name="P122" style:family="paragraph" style:parent-style-name="Text_20_body" style:list-style-name="L38"/>
    <style:style style:name="P123" style:family="paragraph" style:parent-style-name="Text_20_body" style:list-style-name="L39"/>
    <style:style style:name="P124" style:family="paragraph" style:parent-style-name="Text_20_body" style:list-style-name="L41"/>
    <style:style style:name="P125" style:family="paragraph" style:parent-style-name="Text_20_body" style:list-style-name="L20">
      <style:paragraph-properties fo:margin-top="0in" fo:margin-bottom="0in" style:contextual-spacing="false"/>
      <style:text-properties officeooo:rsid="0019e963" officeooo:paragraph-rsid="0019e963"/>
    </style:style>
    <style:style style:name="P126" style:family="paragraph" style:parent-style-name="Text_20_body" style:list-style-name="L42"/>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it" fo:country="IT" style:letter-kerning="false" style:font-name-asian="Times New Roman1" style:font-size-asian="12pt" style:font-name-complex="Times New Roman1" style:font-size-complex="12pt"/>
    </style:style>
    <style:style style:name="T3" style:family="text">
      <style:text-properties style:font-name="Times New Roman" fo:font-size="12pt" fo:language="it" fo:country="IT" style:letter-kerning="false" style:font-name-asian="Times New Roman1" style:font-size-asian="12pt" style:font-name-complex="Times New Roman1" style:font-size-complex="12pt" style:font-weight-complex="bold"/>
    </style:style>
    <style:style style:name="T4" style:family="text">
      <style:text-properties style:font-name="Times New Roman" fo:font-size="12pt" fo:language="it" fo:country="IT" style:letter-kerning="false" fo:background-color="#ffff00" loext:char-shading-value="0" style:font-name-asian="Times New Roman1" style:font-size-asian="12pt" style:font-name-complex="Times New Roman1" style:font-size-complex="12pt"/>
    </style:style>
    <style:style style:name="T5" style:family="text">
      <style:text-properties style:font-name="Times New Roman" fo:font-size="12pt" fo:language="it" fo:country="IT" fo:font-weight="bold" style:letter-kerning="true"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language="it" fo:country="IT" style:font-name-asian="Times New Roman1" style:font-size-asian="12pt" style:font-name-complex="Times New Roman1" style:font-size-complex="12pt"/>
    </style:style>
    <style:style style:name="T7" style:family="text">
      <style:text-properties style:font-name="Times New Roman" fo:font-size="12pt" fo:language="it" fo:country="IT" style:letter-kerning="true" style:font-name-asian="Times New Roman1" style:font-size-asian="12pt" style:font-name-complex="Times New Roman1" style:font-size-complex="12pt"/>
    </style:style>
    <style:style style:name="T8" style:family="text">
      <style:text-properties style:font-name="Times New Roman" fo:font-size="12pt" fo:language="it" fo:country="IT" fo:background-color="transparent" loext:char-shading-value="0" style:font-name-asian="Times New Roman1" style:font-size-asian="12pt"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officeooo:rsid="00048992" style:font-name-asian="Times New Roman1" style:font-size-asian="12pt" style:font-name-complex="Times New Roman1" style:font-size-complex="12pt"/>
    </style:style>
    <style:style style:name="T11" style:family="text">
      <style:text-properties style:font-name="Times New Roman" fo:font-size="12pt" style:letter-kerning="false" style:font-name-asian="Times New Roman1" style:font-size-asian="12pt" style:font-name-complex="Times New Roman1" style:font-size-complex="12pt"/>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4" style:family="text">
      <style:text-properties style:font-name="Times New Roman" fo:font-size="12pt" fo:language="en" fo:country="US" style:font-name-asian="Times New Roman1" style:font-size-asian="12pt" style:font-name-complex="Times New Roman1" style:font-size-complex="12pt" style:font-weight-complex="bold"/>
    </style:style>
    <style:style style:name="T15" style:family="text">
      <style:text-properties style:font-name="Times New Roman" fo:font-size="12pt" style:text-underline-style="none" style:font-name-asian="Times New Roman1" style:font-size-asian="12pt" style:font-name-complex="Times New Roman1" style:font-size-complex="12pt"/>
    </style:style>
    <style:style style:name="T16" style:family="text">
      <style:text-properties style:font-name="Times New Roman" fo:font-size="12pt" fo:language="ro" fo:country="RO" style:font-name-asian="Times New Roman1" style:font-size-asian="12pt" style:font-name-complex="Times New Roman1" style:font-size-complex="12pt"/>
    </style:style>
    <style:style style:name="T17" style:family="text">
      <style:text-properties fo:color="#000000" loext:opacity="100%" style:font-name="Times New Roman" fo:font-size="12pt" fo:language="it" fo:country="IT" fo:font-weight="bold" style:letter-kerning="false" style:font-name-asian="Times New Roman1" style:font-size-asian="12pt" style:font-weight-asian="bold" style:font-name-complex="Times New Roman1" style:font-size-complex="12pt" style:font-weight-complex="bold"/>
    </style:style>
    <style:style style:name="T18" style:family="text">
      <style:text-properties fo:color="#000000" loext:opacity="100%" style:font-name="Times New Roman" fo:font-size="12pt" fo:language="it" fo:country="IT" style:letter-kerning="false" style:font-name-asian="Times New Roman1" style:font-size-asian="12pt" style:font-name-complex="Times New Roman1" style:font-size-complex="12pt"/>
    </style:style>
    <style:style style:name="T19" style:family="text">
      <style:text-properties fo:color="#000000" loext:opacity="100%" style:font-name="Times New Roman" fo:font-size="12pt" fo:language="it" fo:country="IT" officeooo:rsid="0003b9f2" style:letter-kerning="false" style:font-name-asian="Times New Roman1" style:font-size-asian="12pt" style:font-name-complex="Times New Roman1" style:font-size-complex="12pt"/>
    </style:style>
    <style:style style:name="T20" style:family="text">
      <style:text-properties fo:color="#000000" loext:opacity="100%" style:font-name="Times New Roman" fo:font-size="12pt" fo:font-weight="normal" style:font-name-asian="Times New Roman1" style:font-size-asian="12pt" style:font-weight-asian="normal" style:font-name-complex="Times New Roman1" style:font-size-complex="12pt" style:font-weight-complex="normal"/>
    </style:style>
    <style:style style:name="T21" style:family="text">
      <style:text-properties fo:color="#000000" loext:opacity="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2" style:family="text">
      <style:text-properties fo:color="#000000" loext:opacity="100%"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3" style:family="text">
      <style:text-properties fo:color="#000000" loext:opacity="100%" fo:font-style="normal" style:font-style-asian="normal" style:font-style-complex="normal"/>
    </style:style>
    <style:style style:name="T24" style:family="text">
      <style:text-properties fo:color="#000000" loext:opacity="100%" fo:font-style="italic" fo:font-weight="normal" style:font-style-asian="italic" style:font-weight-asian="normal" style:font-style-complex="italic" style:font-weight-complex="normal"/>
    </style:style>
    <style:style style:name="T25" style:family="text">
      <style:text-properties fo:text-transform="uppercase" style:font-name="Times New Roman" fo:font-size="12pt" fo:language="it" fo:country="IT" fo:font-weight="bold" style:letter-kerning="true" style:font-name-asian="Times New Roman1" style:font-size-asian="12pt" style:font-weight-asian="bold" style:font-name-complex="Times New Roman1" style:font-size-complex="12pt" style:font-weight-complex="bold"/>
    </style:style>
    <style:style style:name="T26" style:family="text">
      <style:text-properties fo:text-transform="uppercase" style:font-name="Times New Roman" fo:font-size="12pt" fo:language="it" fo:country="IT" style:letter-kerning="true" style:font-name-asian="Times New Roman1" style:font-size-asian="12pt" style:font-name-complex="Times New Roman1" style:font-size-complex="12pt"/>
    </style:style>
    <style:style style:name="T27" style:family="text">
      <style:text-properties fo:text-transform="uppercase" style:font-name="Times New Roman" fo:font-size="12pt" fo:language="it" fo:country="IT" officeooo:rsid="000df54e" style:letter-kerning="true" style:font-name-asian="Times New Roman1" style:font-size-asian="12pt" style:font-name-complex="Times New Roman1" style:font-size-complex="12pt"/>
    </style:style>
    <style:style style:name="T28" style:family="text">
      <style:text-properties fo:text-transform="uppercase" style:font-name="Times New Roman" fo:font-size="12pt" fo:language="ro" fo:country="RO" fo:font-weight="bold" officeooo:rsid="0014d91f" style:letter-kerning="true" style:font-name-asian="Times New Roman1" style:font-size-asian="12pt" style:font-weight-asian="bold" style:font-name-complex="Times New Roman1" style:font-size-complex="12pt" style:font-weight-complex="bold"/>
    </style:style>
    <style:style style:name="T29" style:family="text">
      <style:text-properties fo:text-transform="uppercase" style:font-name="Times New Roman" fo:language="ro" fo:country="RO" style:letter-kerning="true" style:font-name-asian="Times New Roman1" style:font-size-asian="12pt" style:font-name-complex="Times New Roman1"/>
    </style:style>
    <style:style style:name="T30" style:family="text">
      <style:text-properties fo:text-transform="uppercase" style:font-name="Times New Roman" fo:language="ro" fo:country="RO" officeooo:rsid="000df54e" style:letter-kerning="true" style:font-name-asian="Times New Roman1" style:font-size-asian="12pt" style:font-name-complex="Times New Roman1"/>
    </style:style>
    <style:style style:name="T31" style:family="text">
      <style:text-properties fo:text-transform="uppercase" fo:language="ro" fo:country="RO" style:letter-kerning="true" style:font-name-asian="Times New Roman1" style:font-name-complex="Times New Roman1"/>
    </style:style>
    <style:style style:name="T32" style:family="text">
      <style:text-properties fo:text-transform="uppercase" fo:language="ro" fo:country="RO" officeooo:rsid="000df54e" style:letter-kerning="true" style:font-name-asian="Times New Roman1" style:font-name-complex="Times New Roman1"/>
    </style:style>
    <style:style style:name="T33" style:family="text">
      <style:text-properties style:use-window-font-color="true" loext:opacity="0%" style:font-name="Times New Roman" fo:font-size="12pt" style:text-underline-style="none" style:font-name-asian="Times New Roman1" style:font-size-asian="12pt" style:font-name-complex="Times New Roman1" style:font-size-complex="12pt"/>
    </style:style>
    <style:style style:name="T34" style:family="text">
      <style:text-properties style:use-window-font-color="true" loext:opacity="0%" style:font-name="Times New Roman" fo:font-size="12pt" style:text-underline-style="none" officeooo:rsid="000b5dc5" style:font-name-asian="Times New Roman1" style:font-size-asian="12pt" style:font-name-complex="Times New Roman1" style:font-size-complex="12pt"/>
    </style:style>
    <style:style style:name="T35" style:family="text">
      <style:text-properties style:use-window-font-color="true" loext:opacity="0%" style:font-name="Times New Roman" fo:font-size="12pt" style:text-underline-style="none" fo:font-weight="bold" style:font-name-asian="Times New Roman1" style:font-size-asian="12pt" style:font-weight-asian="bold" style:font-name-complex="Times New Roman1" style:font-size-complex="12pt" style:font-weight-complex="bold"/>
    </style:style>
    <style:style style:name="T36" style:family="text">
      <style:text-properties style:use-window-font-color="true" loext:opacity="0%" style:font-name="Times New Roman" fo:font-size="12pt" fo:font-style="italic" style:text-underline-style="none" style:font-name-asian="Times New Roman1" style:font-size-asian="12pt" style:font-style-asian="italic" style:font-name-complex="Times New Roman1" style:font-size-complex="12pt" style:font-style-complex="italic"/>
    </style:style>
    <style:style style:name="T37" style:family="text">
      <style:text-properties style:use-window-font-color="true" loext:opacity="0%" style:font-name="Times New Roman" fo:font-size="12pt" fo:language="en" fo:country="US" style:font-name-asian="Times New Roman1" style:font-size-asian="12pt" style:font-name-complex="Times New Roman1" style:font-size-complex="12pt" style:font-weight-complex="bold"/>
    </style:style>
    <style:style style:name="T38" style:family="text">
      <style:text-properties style:use-window-font-color="true" loext:opacity="0%" style:text-underline-style="none" fo:font-weight="normal" style:font-name-asian="Times New Roman1" style:font-weight-asian="normal" style:font-weight-complex="bold"/>
    </style:style>
    <style:style style:name="T39" style:family="text">
      <style:text-properties style:use-window-font-color="true" loext:opacity="0%" style:text-underline-style="none" fo:font-weight="normal" style:font-weight-asian="normal" style:font-weight-complex="bold"/>
    </style:style>
    <style:style style:name="T40" style:family="text">
      <style:text-properties style:use-window-font-color="true" loext:opacity="0%" fo:language="en" fo:country="US" fo:font-weight="normal" style:font-weight-asian="normal" style:font-weight-complex="bold"/>
    </style:style>
    <style:style style:name="T41" style:family="text">
      <style:text-properties style:use-window-font-color="true" loext:opacity="0%" fo:font-weight="normal" style:font-weight-asian="normal" style:font-weight-complex="bold"/>
    </style:style>
    <style:style style:name="T42" style:family="text">
      <style:text-properties fo:font-size="12pt" style:font-size-asian="12pt" style:font-size-complex="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186e29" style:font-size-asian="12pt" style:font-weight-asian="normal" style:font-size-complex="12pt" style:font-weight-complex="normal"/>
    </style:style>
    <style:style style:name="T45" style:family="text">
      <style:text-properties fo:color="#156082" loext:opacity="100%" style:font-name="Times New Roman" fo:font-size="12pt" style:font-name-asian="Times New Roman1" style:font-size-asian="12pt" style:font-name-complex="Times New Roman1" style:font-size-complex="12pt">
        <loext:char-complex-color loext:theme-type="accent1" loext:color-type="theme"/>
      </style:text-properties>
    </style:style>
    <style:style style:name="T46" style:family="text">
      <style:text-properties fo:color="#ff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T47" style:family="text">
      <style:text-properties fo:color="#ff0000" loext:opacity="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font-style-complex="italic" style:font-weight-complex="bold"/>
    </style:style>
    <style:style style:name="T48" style:family="text">
      <style:text-properties fo:color="#ff0000" loext:opacity="10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9" style:family="text">
      <style:text-properties fo:color="#ff0000" loext:opacity="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font-style-complex="italic" style:font-weight-complex="bold"/>
    </style:style>
    <style:style style:name="T50" style:family="text">
      <style:text-properties fo:font-weight="normal" style:font-weight-asian="normal" style:font-weight-complex="bold"/>
    </style:style>
    <style:style style:name="T51" style:family="text">
      <style:text-properties fo:font-weight="normal" style:font-weight-asian="normal" style:font-weight-complex="normal"/>
    </style:style>
    <style:style style:name="T52" style:family="text">
      <style:text-properties fo:font-weight="normal" style:font-name-asian="Times New Roman1" style:font-weight-asian="normal" style:font-weight-complex="bold"/>
    </style:style>
    <style:style style:name="T53" style:family="text">
      <style:text-properties fo:language="en" fo:country="US" fo:font-weight="normal" style:font-weight-asian="normal" style:font-weight-complex="bold"/>
    </style:style>
    <style:style style:name="T54" style:family="text">
      <style:text-properties fo:language="en" fo:country="US" officeooo:rsid="00086b84"/>
    </style:style>
    <style:style style:name="T55" style:family="text">
      <style:text-properties fo:language="en" fo:country="US" fo:font-style="normal" officeooo:rsid="00086b84" style:font-style-asian="normal" style:font-style-complex="normal"/>
    </style:style>
    <style:style style:name="T56" style:family="text">
      <style:text-properties fo:language="en" fo:country="US" fo:font-style="italic" officeooo:rsid="00086b84" style:font-style-asian="italic" style:font-style-complex="italic"/>
    </style:style>
    <style:style style:name="T57" style:family="text">
      <style:text-properties fo:language="ro" fo:country="RO"/>
    </style:style>
    <style:style style:name="T58" style:family="text">
      <style:text-properties fo:language="ro" fo:country="RO" officeooo:rsid="000df54e"/>
    </style:style>
    <style:style style:name="T59" style:family="text">
      <style:text-properties fo:language="ro" fo:country="RO" officeooo:rsid="00080d0b"/>
    </style:style>
    <style:style style:name="T60" style:family="text">
      <style:text-properties fo:language="ro" fo:country="RO" fo:font-weight="normal" officeooo:rsid="000df54e" style:font-weight-asian="normal" style:font-weight-complex="normal"/>
    </style:style>
    <style:style style:name="T61" style:family="text">
      <style:text-properties fo:language="ro" fo:country="RO" fo:font-weight="normal" officeooo:rsid="00080d0b" style:font-weight-asian="normal" style:font-weight-complex="normal"/>
    </style:style>
    <style:style style:name="T62" style:family="text">
      <style:text-properties fo:language="ro" fo:country="RO" fo:font-weight="normal" officeooo:rsid="00086b84" style:font-weight-asian="normal" style:font-weight-complex="normal"/>
    </style:style>
    <style:style style:name="T63" style:family="text">
      <style:text-properties fo:language="ro" fo:country="RO" fo:font-weight="normal" officeooo:rsid="00145483" style:font-weight-asian="normal" style:font-weight-complex="normal"/>
    </style:style>
    <style:style style:name="T64" style:family="text">
      <style:text-properties fo:language="ro" fo:country="RO" officeooo:rsid="00086b84"/>
    </style:style>
    <style:style style:name="T65" style:family="text">
      <style:text-properties fo:language="ro" fo:country="RO" fo:font-style="normal" officeooo:rsid="00086b84" style:font-style-asian="normal" style:font-style-complex="normal"/>
    </style:style>
    <style:style style:name="T66" style:family="text">
      <style:text-properties fo:language="ro" fo:country="RO" officeooo:rsid="00145483"/>
    </style:style>
    <style:style style:name="T67" style:family="text">
      <style:text-properties fo:language="ro" fo:country="RO" fo:font-weight="bold" officeooo:rsid="000df54e" style:font-weight-asian="bold" style:font-weight-complex="bold"/>
    </style:style>
    <style:style style:name="T68" style:family="text">
      <style:text-properties fo:language="ro" fo:country="RO" fo:font-weight="bold" officeooo:rsid="0014d91f" style:font-weight-asian="bold" style:font-weight-complex="bold"/>
    </style:style>
    <style:style style:name="T69" style:family="text">
      <style:text-properties officeooo:rsid="00086b84"/>
    </style:style>
    <style:style style:name="T70" style:family="text">
      <style:text-properties fo:font-style="italic" officeooo:rsid="00086b84"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normal" officeooo:rsid="00086b84" style:font-style-asian="normal" style:font-style-complex="normal"/>
    </style:style>
    <style:style style:name="T73" style:family="text">
      <style:text-properties officeooo:rsid="00094c86"/>
    </style:style>
    <style:style style:name="T74" style:family="text">
      <style:text-properties officeooo:rsid="00145483"/>
    </style:style>
    <style:style style:name="T75" style:family="text">
      <style:text-properties style:font-name="Times New Roman" fo:font-size="12pt" fo:language="ro" fo:country="RO" style:font-size-asian="12pt" style:font-size-complex="12pt"/>
    </style:style>
    <style:style style:name="T76" style:family="text">
      <style:text-properties style:font-name="Times New Roman" fo:font-size="12pt" fo:language="ro" fo:country="RO" officeooo:rsid="0014d91f" style:font-size-asian="12pt" style:font-size-complex="12pt"/>
    </style:style>
    <style:style style:name="T77" style:family="text">
      <style:text-properties style:font-name="Times New Roman" fo:font-size="12pt" fo:language="ro" fo:country="RO" officeooo:rsid="0019c8ad" style:font-size-asian="12pt" style:font-size-complex="12pt"/>
    </style:style>
    <style:style style:name="T78" style:family="text">
      <style:text-properties style:font-name="Times New Roman" fo:font-size="12pt" fo:language="ro" fo:country="RO" officeooo:rsid="001a2661" style:font-size-asian="12pt" style:font-size-complex="12pt"/>
    </style:style>
    <style:style style:name="T79" style:family="text">
      <style:text-properties style:font-name="Times New Roman" fo:font-size="12pt" fo:language="ro" fo:country="RO" fo:font-weight="normal" style:font-size-asian="12pt" style:font-weight-asian="normal" style:font-size-complex="12pt" style:font-weight-complex="normal"/>
    </style:style>
    <style:style style:name="T80" style:family="text">
      <style:text-properties style:font-name="Times New Roman" fo:font-size="12pt" fo:language="ro" fo:country="RO" fo:font-weight="normal" officeooo:rsid="0014d91f" style:font-size-asian="12pt" style:font-weight-asian="normal" style:font-size-complex="12pt" style:font-weight-complex="normal"/>
    </style:style>
    <style:style style:name="T81"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82" style:family="text">
      <style:text-properties style:font-name="Times New Roman" fo:font-size="12pt" fo:language="ro" fo:country="RO" fo:font-style="italic" style:font-size-asian="12pt" style:font-style-asian="italic" style:font-size-complex="12pt" style:font-style-complex="italic"/>
    </style:style>
    <style:style style:name="T83" style:family="text">
      <style:text-properties style:font-name="Times New Roman" fo:font-size="12pt" fo:language="ro" fo:country="RO" fo:font-style="italic" officeooo:rsid="00186e29" style:font-size-asian="12pt" style:font-style-asian="italic" style:font-size-complex="12pt" style:font-style-complex="italic"/>
    </style:style>
    <style:style style:name="T8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186e29"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officeooo:rsid="00186e29" style:font-size-asian="12pt" style:font-style-asian="normal" style:font-size-complex="12pt" style:font-style-complex="normal"/>
    </style:style>
    <style:style style:name="T87" style:family="text">
      <style:text-properties style:text-underline-style="none" fo:font-weight="normal" style:font-weight-asian="normal" style:font-weight-complex="normal"/>
    </style:style>
    <style:style style:name="T88" style:family="text">
      <style:text-properties officeooo:rsid="0016b949"/>
    </style:style>
    <style:style style:name="T89" style:family="text">
      <style:text-properties officeooo:rsid="0019e9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1"/>
      <text:p text:style-name="P16" loext:marker-style-name="T1"/>
      <text:p text:style-name="P16" loext:marker-style-name="T1"/>
      <text:p text:style-name="P23" loext:marker-style-name="T1"><text:span text:style-name="T1">APLICAȚII ALE REALITĂȚII VIRTUALE ÎN DOMENIUL</text:span><text:span text:style-name="T1"/></text:p>
      <text:p text:style-name="P23" loext:marker-style-name="T1"><text:span text:style-name="T1">TERAPIEI PRIN EXPUNERE</text:span><text:span text:style-name="T1"/></text:p>
      <text:p text:style-name="P24" loext:marker-style-name="T17"><text:span text:style-name="T17">Ioana Maria Georgescu</text:span><text:span text:style-name="T17"/></text:p>
      <text:p text:style-name="P25" loext:marker-style-name="T18"><text:span text:style-name="T18">Facultatea de </text:span><text:span text:style-name="T19">Matematica si Informatica</text:span><text:span text:style-name="T18">, Universitatea Babeș-Bolyai Cluj</text:span></text:p>
      <text:p text:style-name="P38" loext:marker-style-name="T18"><text:span text:style-name="T18">Specializarea Informatica-romana</text:span></text:p>
      <text:p text:style-name="P24" loext:marker-style-name="T2"><text:span text:style-name="T2">Cluj, Romania</text:span><text:span text:style-name="T2"/></text:p>
      <text:p text:style-name="P23" loext:marker-style-name="T9"><text:span text:style-name="T2"/></text:p>
      <text:p text:style-name="P64">CUPRINS</text:p>
      <text:p text:style-name="P64"/>
      <text:p text:style-name="P46" loext:marker-style-name="T1"><text:span text:style-name="T1">Rezumat</text:span></text:p>
      <text:h text:style-name="P27" text:outline-level="2" loext:marker-style-name="T5"><text:span text:style-name="T5">Cuvinte cheie</text:span></text:h>
      <text:h text:style-name="P27" text:outline-level="2" loext:marker-style-name="T5"><text:span text:style-name="T5">Clasificare ACM</text:span></text:h>
      <text:h text:style-name="P22" text:outline-level="2" loext:marker-style-name="T5"/>
      <text:p text:style-name="P46" loext:marker-style-name="T1"><text:span text:style-name="T1">INTRODUCERE</text:span></text:p>
      <text:p text:style-name="P46" loext:marker-style-name="T1"><text:span text:style-name="T1">Realitatea virtuală</text:span><text:span text:style-name="T42"><text:tab/></text:span></text:p>
      <text:h text:style-name="P27" text:outline-level="2" loext:marker-style-name="T5"><text:span text:style-name="T5">Simularea</text:span></text:h>
      <text:h text:style-name="P22" text:outline-level="2" loext:marker-style-name="T5"/>
      <text:h text:style-name="P30" text:outline-level="1" loext:marker-style-name="T25"><text:span text:style-name="T25">Aspecte generale privind rv in medicina</text:span></text:h>
      <text:h text:style-name="P27" text:outline-level="2" loext:marker-style-name="T5"><text:span text:style-name="T5">Aspecte tehnologice</text:span></text:h>
      <text:h text:style-name="P27" text:outline-level="2" loext:marker-style-name="T5"><text:span text:style-name="T5">Avantaje ale utilizării RV în medicină</text:span></text:h>
      <text:h text:style-name="P27" text:outline-level="2" loext:marker-style-name="T5"><text:span text:style-name="T5">Probleme de siguranță</text:span></text:h>
      <text:h text:style-name="P22" text:outline-level="2" loext:marker-style-name="T5"/>
      <text:p text:style-name="P46" loext:marker-style-name="T1"><text:span text:style-name="T1">DEZVOLTAREA ŞI UTILIZAREA MEDIULUI VIRTUAL ÎN SCOPURI TERAPEUTICE- EXEMPLE DE UTILIZARE A REALITĂȚII VIRTUALE ÎN PSIHOTERAPIE</text:span></text:p>
      <text:p text:style-name="P46" loext:marker-style-name="T1"><text:span text:style-name="T1">Utilizarea realității virtuale în psihoterapie</text:span></text:p>
      <text:p text:style-name="P46" loext:marker-style-name="T1"><text:span text:style-name="T1">Stimularea Neuroplasticității</text:span></text:p>
      <text:p text:style-name="P46" loext:marker-style-name="T1"><text:span text:style-name="T1">Simularea in Medii Controlate</text:span></text:p>
      <text:p text:style-name="P46" loext:marker-style-name="T1"><text:span text:style-name="T1"/></text:p>
      <text:p text:style-name="P46" loext:marker-style-name="T1"><text:soft-page-break/><text:span text:style-name="T1"/></text:p>
      <text:p text:style-name="P46" loext:marker-style-name="T1"><text:span text:style-name="T1">Tratamentul Insomniei</text:span></text:p>
      <text:p text:style-name="P46" loext:marker-style-name="T1"><text:span text:style-name="T1">Avantajele Realității Virtuale în Psihoterapie</text:span></text:p>
      <text:p text:style-name="P17" loext:marker-style-name="T1"/>
      <text:p text:style-name="P46" loext:marker-style-name="T1"><text:span text:style-name="T1">CONTRIBUȚII</text:span></text:p>
      <text:p text:style-name="P53"><text:span text:style-name="T9">Probleme </text:span><text:span text:style-name="T16">și dificultăți întâmpinate în cercetările contemporane</text:span></text:p>
      <text:p text:style-name="P53"><text:span text:style-name="T57">Propuneri proprii </text:span><text:span text:style-name="T58">de rezolvare a unor preocupări</text:span></text:p>
      <text:h text:style-name="P62" text:outline-level="1" loext:marker-style-name="T25"><text:span text:style-name="T27"/></text:h>
      <text:h text:style-name="P63" text:outline-level="1"><text:span text:style-name="T27">Descrierea Aplica</text:span><text:span text:style-name="T26">Ț</text:span><text:span text:style-name="T27">iei</text:span></text:h>
      <text:p text:style-name="P59">Ciclul de viață al aplicației</text:p>
      <text:p text:style-name="P59">Lista funcționalităților aplicației </text:p>
      <text:p text:style-name="P55"><text:span text:style-name="T32"/></text:p>
      <text:p text:style-name="P65"><text:span text:style-name="T32">P</text:span><text:span text:style-name="T31">ROCESUL DE EVOLUȚIE</text:span></text:p>
      <text:p text:style-name="P60">Modelarea părții experimentale</text:p>
      <text:p text:style-name="P60">Validarea pe set de date și analiză</text:p>
      <text:p text:style-name="P60">Plan de implementare finală</text:p>
      <text:p text:style-name="P56"><text:span text:style-name="T32"/></text:p>
      <text:h text:style-name="P36" text:outline-level="1" loext:marker-style-name="T25"><text:span text:style-name="T25">Concluzii</text:span></text:h>
      <text:p text:style-name="P19" loext:marker-style-name="T9"/>
      <text:h text:style-name="P31" text:outline-level="1" loext:marker-style-name="T25"><text:span text:style-name="T25">REFERinţe</text:span></text:h>
      <text:p text:style-name="P23" loext:marker-style-name="T9"><text:span text:style-name="T2"/></text:p>
      <text:p text:style-name="P23" loext:marker-style-name="T9"><text:span text:style-name="T2"/></text:p>
      <text:p text:style-name="P2" loext:marker-style-name="T1"><text:span text:style-name="T1">Rezumat</text:span><text:span text:style-name="T1"/></text:p>
      <text:p text:style-name="P18" loext:marker-style-name="T9"/>
      <text:p text:style-name="P47" loext:marker-style-name="T9"><text:span text:style-name="T9">Realitatea virtuală presupune generarea de către un computer a unui univers virtual tridimensional interactiv în care subiectul poate experimenta prin expunere. Se propune aceasta tehnologie ca o alternativă viabilă pentru tratarea tulburărilor de comportament asemănătoare cu expunerea ”in vivo și/sau imaginară” oferită în terapia cognitiv-comportamentală - tratamentul psihoterapeutic standard pentru această patologie. Una dintre caracteristicile fundamentale ale experienței virtuale este ”prezența”, care este definită de obicei ca experiența mentală de a te afla acolo - în lumea virtuală. Conceput inițial pentru tratamentul fobiilor, utilizarea realității virtuale în tulburările fobice specifice (tulburare de panică cu agorafobie, </text:span><text:soft-page-break/><text:span text:style-name="T9">fobie socială) <text:s/>s-a extins la alte tulburări de sănătate mintală, cum ar fi tulburarea de stres posttraumatic, tulburările legate de substanțe, tulburările de alimentație, psihoza și tulburarea din spectrul autismului. Scopul acestei revizuiri este de a oferi o înțelegere accesibilă a motivului pentru care această abordare este importantă pentru practica viitoare, având în vedere potențialul său de a oferi informații relevante clinic asociate cu evaluarea și tratamentul persoanelor care suferă de boli mintale. </text:span></text:p>
      <text:p text:style-name="P47" loext:marker-style-name="T9"><text:span text:style-name="T9"/></text:p>
      <text:p text:style-name="P47" loext:marker-style-name="T9"><text:span text:style-name="T9">Majoritatea dovezilor sunt disponibile pentru utilizarea terapiei de expunere la realitate virtuală în tulburarea de anxietate și tulburarea de stres posttraumatic, precum și pentru tulburarea obsesiv-compulsivă. Nu există aproape nicio dovadă că terapia cu realitate virtuală este eficientă în tulburarea de anxietate generalizată. Există tot mai multe studii care dovedesc faptul că terapia de expunere este eficientă în dependența și tulburările de alimentație. Studiile privind utilizarea terapiei cu realitate virtuală în psihoză, tulburări din spectrul autist și ADHD sunt promițătoare.</text:span><text:span text:style-name="T9"/></text:p>
      <text:p text:style-name="P18" loext:marker-style-name="T9"/>
      <text:h text:style-name="P26" text:outline-level="2" loext:marker-style-name="T5"><text:span text:style-name="T5">Cuvinte cheie</text:span><text:span text:style-name="T5"/></text:h>
      <text:p text:style-name="P32" loext:marker-style-name="T2"><text:span text:style-name="T2">realitate virtuală, mediu virtual, simulare, terapie medicală, expunere.</text:span><text:span text:style-name="T2"/></text:p>
      <text:p text:style-name="P20" loext:marker-style-name="T2"/>
      <text:h text:style-name="P26" text:outline-level="2" loext:marker-style-name="T5"><text:span text:style-name="T5">Clasificare ACM</text:span><text:span text:style-name="T5"/></text:h>
      <text:p text:style-name="P32" loext:marker-style-name="T2"><text:span text:style-name="T2">68R99 </text:span><text:span text:style-name="T2"/></text:p>
      <text:p text:style-name="P20" loext:marker-style-name="T2"/>
      <text:p text:style-name="P18" loext:marker-style-name="T9"/>
      <text:p text:style-name="P2" loext:marker-style-name="T1"><text:span text:style-name="T1">INTRODUCERE</text:span><text:span text:style-name="T1"/></text:p>
      <text:p text:style-name="P2" loext:marker-style-name="T1"><text:span text:style-name="T1">Realitatea virtuală</text:span><text:tab/></text:p>
      <text:p text:style-name="P40" loext:marker-style-name="T2"><text:span text:style-name="T9"><text:s/>„Realitatea virtuală” înseamnă practic „aproape realitate” și de obicei se referă la un anumit tip de emulare a realității. </text:span><text:span text:style-name="T2">Ivan Sutherland afirmă că "ecranul calculatorului este o fereastră prin care se vede o lume virtuală ce pare reală, se comportă real, sună real, în care se simte <text:s/>real" [1]. Jaron Lanier, inițiatorul proiectului de cercetare VPL, a <text:s/>folosit pentru prima dată termenul de "realitate virtuală" la sfârșitul anilor 1980, și a fost descris ca o interfață om-calculator <text:s/>ce <text:s/>imită un cadru realist în care participanții interacționează într-o lume virtuală 3D ce simulează realitatea [2]. </text:span></text:p>
      <text:p text:style-name="P40" loext:marker-style-name="T9"><text:span text:style-name="T9">Tot ceea ce știm despre realitatea noastră vine prin intermediul simțurilor noastre și a sistemelor noastre de percepție. Altfel spus, întreaga noastră experiență a realității este pur și simplu o combinație de informații senzoriale și mecanismele creierului nostru de a avea simț pentru acea informație. Dacă prezentăm simțurilor informații inventate, percepția realității se schimbă și ea ca răspuns la această situație. În mare, RV prezintă o versiune a realității care nu există cu adevărat, dar din perspectiva subiectului este percepută ca reală, acesta devenind parte a acestei lumi virtuale fiind capabil să manipuleze obiecte sau să efectueze o serie de acțiuni.</text:span><text:span text:style-name="T9"/></text:p>
      <text:h text:style-name="P26" text:outline-level="2" loext:marker-style-name="T5"><text:soft-page-break/><text:span text:style-name="T5">Simularea</text:span><text:span text:style-name="T5"/></text:h>
      <text:p text:style-name="P33" loext:marker-style-name="T2"><text:span text:style-name="T2">Pentru a înțelege realitatea virtuală trebuie definit mai întâi conceptul de simulare, care este de fapt un exercițiu. Simularea permite subiectului <text:s/>din mediul virtual să reproducă evenimente care sunt posibil a se materializa numai în condiții reale, de aceea, pentru a fi eficientă, simularea poate fi realizată numai într-un cadru generat de calculator.</text:span><text:span text:style-name="T2"/></text:p>
      <text:p text:style-name="P33" loext:marker-style-name="T2"><text:span text:style-name="T2"/></text:p>
      <text:p text:style-name="P33" loext:marker-style-name="T2"><text:span text:style-name="T2"/></text:p>
      <text:p text:style-name="P33" loext:marker-style-name="T2"><text:span text:style-name="T2"/></text:p>
      <text:p text:style-name="P33" loext:marker-style-name="T2"><text:span text:style-name="T2">Integrarea sunetului 3D spațializat poate amplifica senzația de imersiune în mediul virtual medical sporind cantitatea de informații obţinute în timpul interacțiunii şi înlesnind calcularea distanțelor dintre punctele date. </text:span><text:span text:style-name="T2"/></text:p>
      <text:p text:style-name="P33" loext:marker-style-name="T2"><text:span text:style-name="T2">Folosind o platformă de mișcare se poate recrea senzația de mișcare. </text:span><text:span text:style-name="T2"/></text:p>
      <text:p text:style-name="P33" loext:marker-style-name="T2"><text:span text:style-name="T11">Din literatura de specialitate știm că schimbul de informaţii se realizează atât sub formă verbală, cât şi nonverbală, cea din urmă fiind cea mai concludentă. Conform unui studiu realizat de Albert Mehrabian <text:s/>în 1960, comunicarea este 7% verbală, în timp ce, din cei 93% rămaşi, 55% reprezintă limbajul corpului care trădează adevăratele gânduri şi emoţii ale emiţătorului. Comunicarea nonverbală implică la rândul ei alte tipuri de comunicare precum: kinezica, realizată prin gesturi, proxenica, prin intermediul spaţiilor, rituală şi haptica, evidenţiată prin atingeri. Dintre toate, haptica oferă viaţă, deoarece transmite atitudini şi emoţii pozitive astfel încât destinatarul să înţeleagă dorinţa de comunicare şi apropiere a emiţătorului </text:span><text:span text:style-name="T2">[3].</text:span><text:span text:style-name="T11"> </text:span><text:span text:style-name="T2">Haptica </text:span><text:span text:style-name="T11">este un</text:span><text:span text:style-name="T2"> concept care se referă senzațiile tactile și de <text:s/>mișcare (kinestezie), generează percepția de atingere și de rezistență în lumea virtuală. </text:span></text:p>
      <text:p text:style-name="P33" loext:marker-style-name="T11"><text:span text:style-name="T2">Simularea tactilă este oferită de actuatori care produc senzaţii termice, mecanice sau vibrații. Feedback-ul de forţă este generat de roboţi, care, în loc să producă o mișcare activă, contrabalansează mișcările utilizatorului. Dispozitivele curente variază, de la dispozitive simple, la dispozitive exoskeletale tridimensionale cu un anumit numar de grade de libertate, care oferă un feedback de forță maximă de aproximativ 10 newtoni. </text:span><text:span text:style-name="T2"/></text:p>
      <text:p text:style-name="P33" loext:marker-style-name="T2"><text:span text:style-name="T2">În afară de aceasta, s-au realizat cercetări pentru a induce senzaţia de temperatură (căldură și frig) în aplicaţiile din realitatea virtuală şi integrarea de dispozitive olfactive. </text:span><text:span text:style-name="T2"/></text:p>
      <text:p text:style-name="P33" loext:marker-style-name="T2"><text:span text:style-name="T2"/></text:p>
      <text:p text:style-name="P33" loext:marker-style-name="T2"><text:span text:style-name="T2">În plus, aplicațiile ar trebui să poată permite crearea și importul de obiecte 3D <text:s/>sau interacțiunea cu utilizatorul prin evenimente vizuale sau auditive.</text:span><text:span text:style-name="T2"/></text:p>
      <text:h text:style-name="P28" text:outline-level="1" loext:marker-style-name="T25"><text:span text:style-name="T25">Aspecte generale privind rv in medicina</text:span><text:span text:style-name="T25"/></text:h>
      <text:p text:style-name="P33" loext:marker-style-name="T2"><text:span text:style-name="T2">În prezent, RV în medicină evoluează în mod semnificativ, datorită <text:s/>tehnologiei ieftine și a soluțiilor terapeutice accesibile. </text:span><text:span text:style-name="T2"/></text:p>
      <text:p text:style-name="P33" loext:marker-style-name="T2"><text:span text:style-name="T2">Aplicațiile RV în sănătate datează de la începutul anilor 1990, atunci când medicii au avut nevoie de o tehnologie avansată pentru a vizualiza datele medicale complexe, mai ales în timpul planificării chirurgicale și a intervențiilor. </text:span><text:span text:style-name="T11">Acestea au fost inspirate de folosirea simulatoarelor de zbor în timpul antrenamentelor piloţilor. </text:span><text:span text:style-name="T2">Câțiva ani mai târziu, aplicațiile RV s-au <text:s/>extins şi în alte domenii, cum ar fi psihologia și tehnicile de reabilitare, imagistica şi diagnoza medicală, chirurgia la distanţă sau medicina de urgenţă. Astăzi, tehnologia bazată pe realitatea virtuală a evoluat, costurile s-au redus, iar dispozitivele de intervenţie au devenit din ce in ce mai variate ca funcţii şi ca performanţă.</text:span></text:p>
      <text:h text:style-name="P26" text:outline-level="2" loext:marker-style-name="T5"><text:soft-page-break/><text:span text:style-name="T5">Aspecte tehnologice</text:span><text:span text:style-name="T5"/></text:h>
      <text:p text:style-name="P37" loext:marker-style-name="T4"><text:span text:style-name="T2">Dezvoltarea de aplicații de realitate virtuală se bazează, la nivelul software, pe motoare 3D și pe diferite pachete de instrumente, de la "high-end" (seturi de instrumente de creație care au nevoie de abilități avansate de programare), la pachete pentru dezvoltare <text:s/>mai simple. Aceste tehnologii de implementare reunesc caracteristici comune, cum ar fi crearea și importul de obiecte 3D <text:s/>sau interacțiunea cu utilizatorul prin evenimente vizuale sau auditive. Limbajul de programare cel mai des folosit pentru construirea de aplicații virtuale este C + +. <text:s/></text:span></text:p>
      <text:p text:style-name="P37" loext:marker-style-name="T4"><text:span text:style-name="T2"/></text:p>
      <text:p text:style-name="P37" loext:marker-style-name="T4"><text:span text:style-name="T2">Alte instrumente software care permit dezvoltarea de <text:s/>medii virtuale sunt: VRML, 3D Studio, Pro Engineer, Unigraphics EDS sau Multigen [4].</text:span><text:span text:style-name="T6"> </text:span><text:span text:style-name="T8">Unity Hub languages: C#, Assembly</text:span></text:p>
      <text:p text:style-name="P40" loext:marker-style-name="T2"><text:span text:style-name="T2">În ceea ce privește interfața de comunicare cu pacientul, reprezentarea realităţii virtuale se bazează pe cei "trei I" - intensitatea imersiunii, interactivitatea și informația. Eficiența RV poate fi îmbunătățită prin furnizarea unei experiențe mai "realiste" și prin creșterea rezoluției grafice, a <text:s/>nivelulului de interactivitate și a libertăţii de interacțiune, a capacităţii utilizatorului de a manipula, naviga și selecta mai multe obiecte în mod natural. În afară de acestea, "simţul prezenței", descris ca fiind "sentimentul de a fi acolo", este un element cheie pentru dezvoltarea unui sistem de RV competent, care se bazează pe implicarea activă a utilizatorilor [4].</text:span><text:span text:style-name="T2"/></text:p>
      <text:h text:style-name="P26" text:outline-level="2" loext:marker-style-name="T5"><text:span text:style-name="T5">Avantaje ale utilizării RV în medicină</text:span><text:span text:style-name="T5"/></text:h>
      <text:p text:style-name="P32" loext:marker-style-name="T2"><text:span text:style-name="T2"><text:tab/>Principalele beneficii aduse de realitatea virtuală în medicină sunt:</text:span><text:span text:style-name="T2"/></text:p>
      <text:list text:style-name="WWNum5">
        <text:list-item>
          <text:p text:style-name="P34" loext:marker-style-name="T2"><text:span text:style-name="T2">imersiunea crescută;</text:span><text:span text:style-name="T2"/></text:p>
        </text:list-item>
        <text:list-item>
          <text:p text:style-name="P34" loext:marker-style-name="T2"><text:span text:style-name="T2">interacţiunea informaţională şi senzorială complexă;</text:span><text:span text:style-name="T2"/></text:p>
        </text:list-item>
        <text:list-item>
          <text:p text:style-name="P34" loext:marker-style-name="T2"><text:span text:style-name="T2">reprezentarea şi simularea avansată, bazată pe imitarea formei, aspectului şi comportamentului unui obiect din lumea reală; senzaţii percepute la nivel tactil (texturi, temperaturi), sau provocate de forţe de rezistenţă, reacţiune sau vibraţii;</text:span><text:span text:style-name="T2"/></text:p>
        </text:list-item>
        <text:list-item>
          <text:p text:style-name="P34" loext:marker-style-name="T2"><text:span text:style-name="T2">posibilitatea de a modifica realitatea prezentată, pentru a scoate în evidenţă anumite evenimente, sau a introduce informaţii suplimentare.</text:span><text:span text:style-name="T2"/></text:p>
        </text:list-item>
      </text:list>
      <text:h text:style-name="P26" text:outline-level="2" loext:marker-style-name="T5"><text:span text:style-name="T5">Probleme de siguranță</text:span><text:span text:style-name="T5"/></text:h>
      <text:p text:style-name="P40" loext:marker-style-name="T12"><text:span text:style-name="T2">O preocupare comună în dezvoltarea de tehnologie bazată pe RV este problema de securitate, asociată cu experiența simulată în mediul virtual. RV poate induce probleme fizice și psihice, cum ar fi: răul de mișcare, lipsa de control, reacțiile nepotrivite în lumea reală, un sentiment diminuat de prezenţă. În general, consecințele negative ale folosirii RV sunt rare, ușoare și pasagere, dar poate induce </text:span><text:span text:style-name="T12">dependență, iar izolarea de lumea înconjurătoare se poate produce mult mai repede sau mai profund. De altfel, utilizarea îndelungată a unui headset de realitatea virtuală atrage după sine asemenea efecte, numite cybersickess, deci moderaţia în toate este întotdeauna cea mai bună soluţie.</text:span></text:p>
      <text:p text:style-name="P40" loext:marker-style-name="T2"><text:span text:style-name="T12">Totuși, răul de mişcare nu face decât să dăuneze experienţei şi scopului general al aplicaţiilor.</text:span><text:span text:style-name="T2"> </text:span><text:span text:style-name="T12">Statistica spune că sunt între 25 % şi 40% de utilizatori care suferă de rau de miscare in realitatea virtuala, însă o nouă tehnologie dezvoltată de MONKEYmedia ar putea veni cu soluţia. În loc să se mişte prin intermediul controller-elor, utilizatorul îşi va folosi propriul corp pentru a naviga în joc; spre exemplu îşi va mişca capul pentru a înainta. Mişcări similare vor putea fi folosite pentru a putea naviga în alte direcţii, iar asta va scădea posibilitatea apariţiei răului de mişcare. Mai mult, Eric Bear de la MONKEYmedia a adăugat că senzorii </text:span><text:soft-page-break/><text:span text:style-name="T12">care detectează aceste mişcări, accelerometru şi giroscop, există deja în headseturile de realitate virtuală, iar unele jocuri, precum Dead and Buried de pe Oculus Rift, deja le folosesc în acest sens.Așadar, fiind deja patentat este disponibil pentru licenţiere developerilor, care îl vor putea folosi pentru a integra asemenea forme de navigaţie în aplicaţiile lor.</text:span><text:span text:style-name="T2"> [36].</text:span></text:p>
      <text:p text:style-name="P40" loext:marker-style-name="T9"><text:span text:style-name="T9"/></text:p>
      <text:p text:style-name="P40" loext:marker-style-name="T9"><text:span text:style-name="T9"/></text:p>
      <text:p text:style-name="P40" loext:marker-style-name="T9"><text:span text:style-name="T9"/></text:p>
      <text:p text:style-name="P40" loext:marker-style-name="T9"><text:span text:style-name="T9">Realitatea virtuală este considerată sigură pentru majoritatea pacienților. Totuși, este important ca utilizarea să fie supravegheată de un profesionist și adaptată nevoilor individuale, în special în cazul persoanelor cu anumite condiții neurologice sau psihiatrice preexistente.</text:span><text:span text:style-name="T9"/></text:p>
      <text:p text:style-name="P40" loext:marker-style-name="T9"><text:span text:style-name="T9">Unele aplicații și programe de realitate virtuală pot fi folosite acasă sub îndrumarea unui terapeut. Este esențial ca acest lucru să se facă în concordanță cu planul terapeutic stabilit de profesionistul în sănătate mintală.</text:span><text:span text:style-name="T9"/></text:p>
      <text:p text:style-name="P18" loext:marker-style-name="T9"/>
      <text:p text:style-name="P2" loext:marker-style-name="T1"><text:span text:style-name="T1">DEZVOLTAREA ŞI UTILIZAREA MEDIULUI VIRTUAL ÎN SCOPURI TERAPEUTICE- EXEMPLE DE UTILIZARE A REALITĂȚII VIRTUALE ÎN PSIHOTERAPIE</text:span><text:span text:style-name="T1"/></text:p>
      <text:p text:style-name="P2" loext:marker-style-name="T9"><text:span text:style-name="Internet_20_link"><text:span text:style-name="T33"><text:tab/></text:span></text:span><text:span text:style-name="Internet_20_link"><text:span text:style-name="T34">Realitatea virtuală, </text:span></text:span><text:span text:style-name="T9">prin capacitatea sa de a crea un mediu controlat și imersiv, poate avea un impact semnificativ asupra procesului terapeutic. Utilizarea tehnologiei RV în psihoterapie permite simularea unor scenarii și medii specifice care pot ajuta pacienții să învețe noi moduri de a răspunde la provocări, să exerseze abilități de coping și să dezvolte noi strategii de gestionare a simptomelor.</text:span></text:p>
      <text:p text:style-name="Standard" loext:marker-style-name="T42"><text:span text:style-name="T12"><text:tab/>Pentru a accesa terapia cu realitate virtuală, este necesar de discutat în prealabil cu medicul psihiatru sau psihoterapeut despre opțiunile disponibile.</text:span><text:span text:style-name="T12"/></text:p>
      <text:p text:style-name="P40" loext:marker-style-name="T9"><text:span text:style-name="T9">Astfel, realitatea virtuală poate fi utilizată de mai multe tipuri de terapeuţi în diferite scopuri:</text:span><text:span text:style-name="T9"/></text:p>
      <text:list text:style-name="WWNum3">
        <text:list-item>
          <text:p text:style-name="P13" loext:marker-style-name="T9"><text:span text:style-name="T9">cel de orientare comportamentală o va utiliza pentru a activa structura bazală a panicii la un pacient prin confruntarea cu stimulul generator de anxietate.</text:span><text:span text:style-name="T9"/></text:p>
        </text:list-item>
        <text:list-item>
          <text:p text:style-name="P13" loext:marker-style-name="T9"><text:span text:style-name="T9">cel de orientare psihodinamică o va utiliza ca pe un sistem simbolic complex pentru a evoca sau a scoate la suprafaţă anumite stări afective.</text:span><text:span text:style-name="T9"/></text:p>
        </text:list-item>
        <text:list-item>
          <text:p text:style-name="P13" loext:marker-style-name="T9"><text:span text:style-name="T9">cel de orientare cognitivă o va utiliza pentru a analiza funcţionarea sistemelor mnezice şi a reconstrui modul de procesare a informaţiei.</text:span><text:span text:style-name="T9"/></text:p>
        </text:list-item>
        <text:list-item>
          <text:p text:style-name="P13" loext:marker-style-name="T9"><text:span text:style-name="T9">cel de orientare experienţială o va utiliza pentru a izola pacientul de lumea externă şi a-l ajuta să exerseze acţiunile corecte.</text:span><text:span text:style-name="T9"/></text:p>
        </text:list-item>
      </text:list>
      <text:p text:style-name="P40" loext:marker-style-name="T45"/>
      <text:p text:style-name="P2" loext:marker-style-name="T1"><text:span text:style-name="T1">Utilizarea realității virtuale în psihoterapie</text:span><text:span text:style-name="T1"/></text:p>
      <text:p text:style-name="P40" loext:marker-style-name="T1"><text:soft-page-break/><text:span text:style-name="T9">Studiile sugerează că realitatea virtuală poate fi un instrument eficient în tratamentul psihozelor, fobiilor și insomniei, tratamentul tulburărilor din spectrul autist și ADHD, gestionarea tulburărilor anxioase de stres posttraumatic precum și a tulburărilor obsesiv-compulsive, ameliorarea insomniei, </text:span><text:span text:style-name="T7">recuperare şi reabilitare</text:span><text:span text:style-name="T1"> </text:span><text:span text:style-name="T9">oferind pacienților o metodă alternativă de a învăța tehnici de gestionare a stărilor anxioase și relaxare. Există tot mai multe studii care dovedesc faptul că terapia de expunere este eficientă în tratarea dependențelor și a tulburărilor de alimentație.</text:span></text:p>
      <text:p text:style-name="P40" loext:marker-style-name="T1"><text:span text:style-name="T9"/></text:p>
      <text:p text:style-name="P40" loext:marker-style-name="T1"><text:span text:style-name="T9"/></text:p>
      <text:p text:style-name="P40" loext:marker-style-name="T1"><text:span text:style-name="T9">Realitatea virtuală nu este menită să înlocuiască terapia tradițională, ci să o augmenteze. Este un instrument complementar care poate îmbunătăți eficacitatea tratamentului psihoterapeutic. Augmentarea psihoterapiei cu realitatea virtuală reprezintă o abordare inovatoare și eficientă în tratamentul psihozelor, fobiilor și insomniei, tratamentul tulburărilor din spectrul autist și ADHD, gestionarea tulburărilor anxioase de stres posttraumatic precum și a tulburărilor obsesiv-compulsive, ameliorarea insomniei, </text:span><text:span text:style-name="T7">recuperare şi reabilitare. </text:span><text:span text:style-name="T9">Această tehnologie oferă oportunități unice de a îmbunătăți tratamentul prin simularea experiențelor controlate, creșterea angajamentului pacientului și oferirea unui feedback valoros în timp real.</text:span></text:p>
      <text:p text:style-name="P2" loext:marker-style-name="T1"><text:span text:style-name="T1">Stimularea Neuroplasticității</text:span><text:span text:style-name="T1"/></text:p>
      <text:p text:style-name="P2" loext:marker-style-name="T9"><text:span text:style-name="T9"><text:tab/>Realitatea virtuală stimulează neuroplasticitatea, capacitatea creierului de a se adapta și de a forma noi conexiuni neuronale. Aceasta este esențială în reprogramarea răspunsurilor comportamentale și cognitive, în special în cazul pacienților cu ADHD și tulburări anxioase.</text:span><text:span text:style-name="T9"/></text:p>
      <text:p text:style-name="P2" loext:marker-style-name="T1"><text:span text:style-name="T1">Simularea in Medii Controlate</text:span><text:span text:style-name="T1"/></text:p>
      <text:p text:style-name="P2" loext:marker-style-name="T9"><text:span text:style-name="T9"><text:tab/>În cazul pacienților cu tulburări anxioase, RV poate fi utilizată pentru a crea scenarii controlate unde pacienții pot învăța să gestioneze anxietatea și să dezvolte strategii de coping într-un mediu sigur.</text:span><text:span text:style-name="T9"/></text:p>
      <text:p text:style-name="P2" loext:marker-style-name="T1"><text:span text:style-name="T1">Tratamentul Insomniei</text:span><text:span text:style-name="T1"/></text:p>
      <text:p text:style-name="P2" loext:marker-style-name="T9"><text:span text:style-name="T9"><text:tab/>Pentru pacienții care suferă de insomnie, RV poate oferi tehnici de relaxare și simulare a unor medii liniștite, ajutându-i să își regleze ritmul somn-veghe.</text:span><text:span text:style-name="T9"/></text:p>
      <text:p text:style-name="P2" loext:marker-style-name="T1"><text:span text:style-name="T1">Avantajele Realității Virtuale în Psihoterapie</text:span><text:span text:style-name="T1"/></text:p>
      <text:list text:style-name="WWNum1">
        <text:list-item>
          <text:p text:style-name="P41" loext:marker-style-name="T9"><text:span text:style-name="T9">Imersiune și Concentrare: Realitatea virtuală oferă o experiență imersivă, care poate crește nivelul de angajare și concentrare al pacientului în timpul terapiei.</text:span><text:span text:style-name="T9"/></text:p>
        </text:list-item>
        <text:list-item>
          <text:p text:style-name="P41" loext:marker-style-name="T9"><text:span text:style-name="T9">Personalizare: Scenariile virtuale pot fi personalizate pentru a se potrivi nevoilor specifice ale fiecărui pacient, oferind astfel o abordare terapeutică mai eficientă și mai directă.</text:span></text:p>
        </text:list-item>
      </text:list>
      <text:p text:style-name="P2" loext:marker-style-name="T9"><text:span text:style-name="T9"/></text:p>
      <text:p text:style-name="P2" loext:marker-style-name="T9"><text:span text:style-name="T9"/></text:p>
      <text:list text:continue-numbering="true" text:style-name="WWNum1">
        <text:list-item>
          <text:p text:style-name="P41" loext:marker-style-name="T9"><text:soft-page-break/><text:span text:style-name="T9">Siguranță și Control: În RV, pacienții pot explora diferite situații și emoții într-un mediu controlat și sigur, fără riscurile asociate cu expunerea în lumea reală.</text:span><text:span text:style-name="T9"/></text:p>
        </text:list-item>
      </text:list>
      <text:p text:style-name="P2" loext:marker-style-name="T9"><text:span text:style-name="T9"><text:tab/>Utilizarea realității virtuale în psihoterapie deschide noi orizonturi în tratamentul afecțiunilor psihologice și neurologice. Cu toate acestea, este important de reținut că RV nu înlocuiește terapia tradițională, ci o completează, oferind pacienților unelte suplimentare pentru a face față provocărilor lor specifice.</text:span><text:span text:style-name="T9"/></text:p>
      <text:p text:style-name="P51" loext:marker-style-name="T45"/>
      <text:p text:style-name="P2" loext:marker-style-name="T1"><text:span text:style-name="T1"/></text:p>
      <text:p text:style-name="P2" loext:marker-style-name="T1"><text:span text:style-name="T1"/></text:p>
      <text:p text:style-name="P2" loext:marker-style-name="T1"><text:span text:style-name="T1">CONTRIBUȚII</text:span></text:p>
      <text:p text:style-name="P8"><text:span text:style-name="T9">Probleme </text:span><text:span text:style-name="T16">și dificultăți întâmpinate în cercetările contemporane</text:span></text:p>
      <text:p text:style-name="P40" loext:marker-style-name="T9"><text:span text:style-name="T9">Fiind <text:s/>un <text:s/>mediu sofisticat <text:s/>de <text:s/>comunicare, realitatea <text:s/>virtuală <text:s/>permite <text:s/>colectarea <text:s/>şi <text:s/>integrarea <text:s/>unor informaţii multiple într-o experienţă <text:s/>unică similară <text:s/>vieţii reale. <text:s/>Probabil că realitatea virtuală va reprezenta una dintre cele mai mari provocări pentru psihologi, datorită posibilităţilor deosebite pe care le-ar putea oferi în ceea ce priveşte tehnicile de diagnoză, psihoterapie şi formare. Este posibil așadar ca prin <text:s/>intermediul acesteia <text:s/>să <text:s/>fie <text:s/>vizate <text:s/>anumite <text:s/>dimensiuni afective sau cognitive fără o modificare semnificativă a abordării terapeutice. </text:span><text:span text:style-name="T9"/></text:p>
      <text:p text:style-name="P40" loext:marker-style-name="T9"><text:span text:style-name="T9">Realitatea virtuală este de obicei implementată folosind tehnologia computerizată. Există o gamă largă de sisteme care sunt utilizate în acest scop, cum ar fi căști, benzi de alergare omnidirecționale și mănuși speciale. Acestea sunt folosite pentru a ne stimula simțurile împreună pentru a crea iluzia realității.</text:span><text:span text:style-name="T9"/></text:p>
      <text:p text:style-name="P40" loext:marker-style-name="T9"><text:span text:style-name="T9">Acest lucru este mai dificil decât pare, deoarece simțurile și creierul nostru sunt evoluate pentru a ne oferi o experiență fin sincronizată și mediată. Dacă ceva este chiar puțin neregulat, de obicei putem spune. Aici veți auzi termeni precum  </text:span><text:a xlink:type="simple" xlink:href="https://www.vrs.org.uk/virtual-reality/immersion.html" text:style-name="Internet_20_link" text:visited-style-name="Visited_20_Internet_20_Link"><text:span text:style-name="Internet_20_link"><text:span text:style-name="T36">imersivitatea</text:span></text:span></text:a><text:span text:style-name="T9">  și </text:span><text:span text:style-name="T13">realismul</text:span><text:span text:style-name="T9"> intrând în conversație. Aceste probleme care împart experiențele de realitate virtuală convingătoare sau plăcute de cele șocante sau neplăcute sunt parțial tehnice și parțial conceptuale. Tehnologia realității virtuale trebuie să țină cont de fiziologia noastră. De exemplu, câmpul vizual uman nu arată ca un cadru video. Avem (mai mult sau mai puțin) 180 de grade de vedere și, deși nu ești întotdeauna conștient de vederea ta periferică, dacă ar dispărea ai observa. În mod similar, atunci când ceea ce vă spun ochii și sistemul vestibular din urechi este în conflict, poate provoca rău de mișcare. Ceea ce se întâmplă cu unii oameni pe bărci sau când citesc în mașină.</text:span></text:p>
      <text:p text:style-name="P2" loext:marker-style-name="T9"><text:span text:style-name="T9"><text:tab/>Dacă o implementare a realității virtuale reușește să obțină combinația de hardware, software și sincronicitate senzorială exactă, se realizează ceva cunoscut sub numele de </text:span><text:a xlink:type="simple" xlink:href="https://www.vrs.org.uk/virtual-reality/interactivity-element.html" text:style-name="Internet_20_link" text:visited-style-name="Visited_20_Internet_20_Link"><text:span text:style-name="Internet_20_link"><text:span text:style-name="T36">simț al prezenței</text:span></text:span></text:a><text:span text:style-name="T9">. Astfel, subiectul simte cu adevărat că este prezent în acel mediu.</text:span></text:p>
      <text:p text:style-name="P2" loext:marker-style-name="T9"><text:span text:style-name="T9"><text:tab/>Există multe </text:span><text:a xlink:type="simple" xlink:href="https://www.vrs.org.uk/the-ultimate-guide-to-virtual-reality-headsets/" text:style-name="Internet_20_link" text:visited-style-name="Visited_20_Internet_20_Link"><text:span text:style-name="Internet_20_link"><text:span text:style-name="T33">tipuri diferite de sisteme de realitate virtuală</text:span></text:span></text:a><text:span text:style-name="T9"> , dar </text:span><text:a xlink:type="simple" xlink:href="https://www.vrs.org.uk/virtual-reality-gear/head-mounted-displays/" text:style-name="Internet_20_link" text:visited-style-name="Visited_20_Internet_20_Link"><text:span text:style-name="Internet_20_link"><text:span text:style-name="T35">toate au aceleași caracteristici</text:span></text:span></text:a><text:span text:style-name="T9"> , cum ar fi capacitatea de a permite persoanei să </text:span><text:span text:style-name="T1">vizualizeze imagini tridimensionale</text:span><text:span text:style-name="T9"> . Aceste imagini apar persoanei în mărime naturală.</text:span></text:p>
      <text:p text:style-name="P2" loext:marker-style-name="T9"><text:soft-page-break/><text:span text:style-name="T9"><text:tab/>În plus, se schimbă pe măsură ce persoana se mișcă în mediul înconjurător, ceea ce corespunde cu schimbarea câmpului vizual. Scopul este o legătură perfectă între mișcările capului și ochilor persoanei și răspunsul adecvat, de exemplu schimbarea percepției. Acest lucru asigură că mediul virtual este atât realist, cât și plăcut.</text:span><text:span text:style-name="T9"/></text:p>
      <text:p text:style-name="P2" loext:marker-style-name="T9"><text:span text:style-name="T9"/></text:p>
      <text:p text:style-name="P48" loext:marker-style-name="T9"><text:span text:style-name="T9"><text:tab/></text:span></text:p>
      <text:p text:style-name="P48" loext:marker-style-name="T9"><text:span text:style-name="T9"/></text:p>
      <text:p text:style-name="P48" loext:marker-style-name="T9"><text:span text:style-name="T9"/></text:p>
      <text:p text:style-name="P48" loext:marker-style-name="T9"><text:span text:style-name="T9"/></text:p>
      <text:p text:style-name="P48" loext:marker-style-name="T9"><text:span text:style-name="T9"><text:tab/>Un mediu virtual </text:span><text:span text:style-name="T1">ar trebui să ofere răspunsurile adecvate</text:span><text:span text:style-name="T9"> – în timp real – pe măsură ce persoana își explorează mediul înconjurător. Problemele apar atunci când există o întârziere între acțiunile persoanei și răspunsul sau latența sistemului care apoi îi perturbă experiența. Persoana devine conștientă că se află într-un mediu artificial și își ajustează comportamentul în consecință, ceea ce duce la o formă mecanică de interacțiune.</text:span></text:p>
      <text:p text:style-name="P2" loext:marker-style-name="T9"><text:span text:style-name="T9"><text:tab/>Scopul este o formă de interacțiune naturală, care curge liber, care va avea ca rezultat o experiență memorabilă.</text:span><text:span text:style-name="T9"/></text:p>
      <text:p text:style-name="P40" loext:marker-style-name="T9"><text:span text:style-name="T2">După cum am mai amintit, interfața de comunicare cu pacientul, reprezentarea realităţii virtuale se bazează pe cei "trei I" - intensitatea imersiunii, interactivitatea și informația. <text:s text:c="2"/>Așadar, <text:s/>îmbunătățirea eficienței RV se poate realiza prin furnizarea unei experiențe mai "realiste" și anume, prin creșterea rezoluției grafice, a <text:s/>nivelulului de interactivitate și a libertăţii de interacțiune, a capacităţii utilizatorului de a manipula, naviga și selecta mai multe obiecte în mod natural. "Simţul prezenței" este un element cheie pentru dezvoltarea unui sistem de RV competent, care se bazează pe implicarea activă a utilizatorilor.</text:span><text:span text:style-name="T2"/></text:p>
      <text:p text:style-name="P2" loext:marker-style-name="T2"><text:span text:style-name="T2"><text:tab/>Integrarea sunetului 3D spațializat poate amplifica senzația de imersiune în mediul virtual medical sporind cantitatea de informații obţinute în timpul interacțiunii</text:span><text:span text:style-name="T2"/></text:p>
      <text:p text:style-name="P2" loext:marker-style-name="T2"><text:span text:style-name="T2"><text:tab/>Simularea tactilă este oferită de actuatori care produc senzaţii termice, mecanice sau vibrații. Feedback-ul de forţă este generat de roboţi, care, în loc să producă o mișcare activă, contrabalansează mișcările utilizatorului, iar în căștile VR se pot integra dispozitive olfactive.</text:span><text:span text:style-name="T2"/></text:p>
      <text:p text:style-name="P32" loext:marker-style-name="T2"><text:span text:style-name="T2"><text:tab/>Actuatorii ar putea induce senzaţia de temperatură (căldură și frig) în aplicaţiile din realitatea virtuală, iar aplicațiile ar trebui să poată permite crearea și importul de obiecte 3D <text:s/>sau interacțiunea cu utilizatorul prin evenimente vizuale sau auditive.</text:span></text:p>
      <text:p text:style-name="P16" loext:marker-style-name="T1"/>
      <text:p text:style-name="P5"><text:span text:style-name="T15"><text:tab/></text:span><text:span text:style-name="T9">Realitatea augmentata, urmatorul pas in diagnosticul medical</text:span></text:p>
      <text:p text:style-name="P7">Oamenii de ştiinţă au venit cu o nouă modalitate de a folosi realitatea augmentată – diagnosticul medical. Cu ajutorul acesteia, medicii vor putea să vadă „sub” pielea unui pacient, printr-o tehnologie la care încă se mai lucrează.</text:p>
      <text:p text:style-name="P7"><text:soft-page-break/>Sistemul e simplu: imaginile tridimensionale realizate cu ajutorul RMN-ului şi computerului tomograf vor fi proiectate pe pielea pacientului şi se vor mişca în tandem cu acesta. Acest program include un proiector, camere infra-roşu şi markeri plasaţi strategic pe corpului celui care aşteaptă diagnosticul. Camerele văd mişcările markerilor, iar sistemul analizează orientarea corpului, mişcând astfel imaginile afişate pe piele odată cu pacientul.  Mai mult, sistemul poate proiecta doar anumite segmente alese de medic, din cele disponibile, spre exemplu, doar oase sau doar vasele de sânge.</text:p>
      <text:p text:style-name="P7">Pentru cei care trebuie să ţină prezentări şi discursuri şi au probleme cu acest aspect există acuma o soluţie: îşi pot învinge frica de vorbit in public cu ajutorul realităţii virtuale.</text:p>
      <text:p text:style-name="P2"><text:span text:style-name="T20"/></text:p>
      <text:p text:style-name="P2"><text:span text:style-name="T20"/></text:p>
      <text:p text:style-name="P2"><text:span text:style-name="T20">Aplicaţia care vine în ajutorul lor este </text:span><text:a xlink:type="simple" xlink:href="https://www.ovationvr.com/" office:target-frame-name="_blank" xlink:show="new" text:style-name="Internet_20_link" text:visited-style-name="Visited_20_Internet_20_Link"><text:span text:style-name="Internet_20_link"><text:span text:style-name="T20">Ovation</text:span></text:span></text:a><text:span text:style-name="T20"> şi e o platformă gândită pentru a acoperi mai multe situaţii în care un vorbitor se poate afla: de la o simplă sală de şedinţe, la o conferinţă sau un tribunal.</text:span></text:p>
      <text:p text:style-name="P42" loext:marker-style-name="T47"><text:span text:style-name="T49"><text:tab/></text:span></text:p>
      <text:p text:style-name="P42" loext:marker-style-name="T47"><text:span text:style-name="T49"/></text:p>
      <text:p text:style-name="P42" loext:marker-style-name="T47"><text:span text:style-name="T49"/></text:p>
      <text:p text:style-name="P42" loext:marker-style-name="T47"><text:span text:style-name="T49"/></text:p>
      <text:p text:style-name="P42" loext:marker-style-name="T47"><text:span text:style-name="T21">Realitatea virtuala in tratamentul anxietatii</text:span></text:p>
      <text:p text:style-name="P6"><text:span text:style-name="T9">Trat</text:span><text:span text:style-name="T10">a</text:span><text:span text:style-name="T9">mentul tradiţional în combinaţie cu realitatea virtuală ar putea fi soluţia pentru stările de anxietate şi paranoia, arata un studiu publicat de cercetătorii olandezi.</text:span></text:p>
      <text:p text:style-name="P6"><text:span text:style-name="T9">Aceştia au testat un grup de 116 pacienţi, din care jumătate a folosit, pe lângă medicamentaţie şi terapia tradiţională, şi terapie prin intermediul realităţii virtuale. Astfel, au fost puşi în faţa unor situaţii în care în realitate ar fi avut o criză, fie ar fi fost foarte intimidaţi. </text:span><text:span text:style-name="T10">Circa </text:span><text:span text:style-name="T9">90 la sută dintre cei care suferă de psihoze au şi paranoia, ceea ce înseamnă că văd ameninţări acolo unde nu sunt cu adevărat, iar interacţiunea socială sau traiul în societate devine foarte dificil.</text:span></text:p>
      <text:p text:style-name="P2" loext:marker-style-name="T46"/>
      <text:p text:style-name="P2"><text:a xlink:type="simple" xlink:href="https://medicalxpress.com/news/2018-02-virtual-reality-paranoia-psychotics.html" office:target-frame-name="_blank" xlink:show="new" text:style-name="Internet_20_link" text:visited-style-name="Visited_20_Internet_20_Link"><text:span text:style-name="Internet_20_link"><text:span text:style-name="T20">Cu ajutorul terapiei cognitiv comportamentale</text:span></text:span></text:a><text:span text:style-name="T20">, terapeuţii ajută pacienţii să îşi înfrunte treptat problemele şi să le vadă mai puţin intimidante, ceea ce ajută în managementul anxietăţii. Acum au adăugat acesteia si experienţe în realitatea virtuală. Tratamentul a constat în 16 sesiuni de câte o oră, pe durata a 8-12 săptămâni, în care participanţii au fost expuşi, în realitatea virtuală, triggerilor de paranoia şi frică, în situaţii de zi cu zi: pe stradă, în autobuz, într-o cafenea sau într-un supermarket.</text:span></text:p>
      <text:p text:style-name="P7">Terapeuţii pot să altereze avatarele cu care interacţionează pacienţii şi felul în care acestea răspund: fie sunt agresivi, fie prietenoşi faţă de pacient. În plus, participanţii au primit indicaţii despre cum să îşi exploreze şi să îşi înţeleagă sentimentele în diferitele situaţii şi să înlocuiască răspunsurile pe care le-ar fi oferit, varianta „safe” pentru ei, cu un comportament normal.</text:p>
      <text:p text:style-name="P7"><text:soft-page-break/>Comportamentul pacienţilor a fost analizat înainte de acest studiu, în timpul şi la trei, respectiv şase luni după încheierea lui şi dacă nu a arătat o schimbare în timpul în care interacţionează cu oamenii, a arătat una în calitatea acestor interacţiuni.</text:p>
      <text:p text:style-name="P2" loext:marker-style-name="T48"><text:span text:style-name="T22"/></text:p>
      <text:p text:style-name="P2" loext:marker-style-name="T48"><text:span text:style-name="T22">„’The addition of virtual reality CBT to standard treatment reduced paranoid feelings, anxiety, and use of safety behaviours in social situations, compared with standard treatment alone,’ a declarat autorul studiului, Roos Pot-Kolder, cercetător la VU University, Olanda.  ‘The virtual reality CBT group—which showed no adverse effects—went on to use fewer „safety behaviours’”.</text:span><text:span text:style-name="T2"> [37].</text:span></text:p>
      <text:p text:style-name="P52" loext:marker-style-name="T46"><text:span text:style-name="T57"/></text:p>
      <text:p text:style-name="P8"><text:span text:style-name="T57"/></text:p>
      <text:p text:style-name="P8"><text:span text:style-name="T57">Propuneri proprii </text:span><text:span text:style-name="T58">de rezolvare a unor preocupări</text:span></text:p>
      <text:p text:style-name="P3"><text:span text:style-name="T60"><text:tab/></text:span><text:span text:style-name="T61">Prin intermediul unei aplicații realizate în mediul Unity Hub, folosind limbaj C# și Assembly, </text:span><text:span text:style-name="T62">care </text:span><text:span text:style-name="T59">are ca scop tratarea fricii de înălțime prin expunere graduală în medii de realitate virtuală, </text:span><text:span text:style-name="T64">propun adresarea unor probleme curente întâlnite în aplicațiile VR utilizate în terapia de expunere, prin implementarea următoarelor caracteristici: </text:span></text:p>
      <text:list xml:id="list2065010264" text:style-name="L1">
        <text:list-item>
          <text:p text:style-name="P67"><text:span text:style-name="Strong_20_Emphasis"><text:span text:style-name="T64">Spațializarea sunetului 3D</text:span></text:span><text:span text:style-name="T64">: Crearea unui mediu sonor imersiv, care să amplifice senzația de prezență, utilizând tehnici avansate de localizare a sunetelor – </text:span><text:span text:style-name="T54">precum </text:span><text:span text:style-name="Emphasis"><text:span text:style-name="T54">AudioSource</text:span></text:span><text:span text:style-name="T54"> și </text:span><text:span text:style-name="Emphasis"><text:span text:style-name="T54">AudioListener, </text:span></text:span><text:span text:style-name="Emphasis"><text:span text:style-name="T55">componente din Unity, sau un plugin avansat precum </text:span></text:span><text:span text:style-name="Emphasis"><text:span text:style-name="T56">Steam Audio</text:span></text:span></text:p>
          <text:p text:style-name="P67"><text:span text:style-name="Emphasis"><text:span text:style-name="T56"/></text:span></text:p>
        </text:list-item>
        <text:list-item text:style-override="L2">
          <text:p text:style-name="P69"><text:span text:style-name="Strong_20_Emphasis">Câmp vizual extins</text:span>: Simularea unui câmp vizual cât mai apropiat de cel uman pentru o experiență naturală și realistă – <text:span text:style-name="T69">oamenii nu pot vedea, în permanență, mediul înconjurător la 180 de grade; implementarea unui mecanism de „</text:span><text:span text:style-name="T70">fogging” </text:span><text:span text:style-name="T72">care să blureze marginile ecranului </text:span><text:span text:style-name="T55">cu ajutorul unui FoV (Field of View) ajustat la 90-110 de grade, folosirea unui shader pentru reducerea senza</text:span><text:span text:style-name="T65">ției de rău de mișcare, și mecanisme de simulare adaptivă</text:span></text:p>
          <text:p text:style-name="P66"><text:span text:style-name="T65"/></text:p>
        </text:list-item>
        <text:list-item text:style-override="L2">
          <text:p text:style-name="P69"><text:span text:style-name="Strong_20_Emphasis">Capacitatea umană de vedere</text:span>: Ajustarea elementelor vizuale pentru a reflecta percepția umană, inclusiv luminozitatea, contrastul și distanțele – <text:span text:style-name="T69">cu ajutorul setarii de DoF (Depth of Field) pentru efectul de focalizare, setările de lumină realistă, umbră și reflexii naturale, și simularea contrastului</text:span></text:p>
          <text:p text:style-name="P66"/>
        </text:list-item>
        <text:list-item text:style-override="L2">
          <text:p text:style-name="P69"><text:span text:style-name="Strong_20_Emphasis">Crearea, importarea și manipularea obiectelor 3D</text:span>: Integrarea de elemente 3D dinamice, adaptabile la cerințele sesiunii de terapie – <text:span text:style-name="T69">prin mecanismul ProBuilder, posibilitatea de importare a obiectelor din alte software-uri precum Blender și folosirea XR Interaction Toolkit pentru </text:span><text:span text:style-name="T70">grab interactions</text:span></text:p>
          <text:p text:style-name="P66"/>
        </text:list-item>
        <text:list-item text:style-override="L2">
          <text:p text:style-name="P69"><text:span text:style-name="Strong_20_Emphasis">Medii adaptabile</text:span>: Posibilitatea de a selecta între două opțiuni pentru mediu:</text:p>
          <text:list text:style-name="L2">
            <text:list-item>
              <text:p text:style-name="P69"><text:span text:style-name="Emphasis">Peaceful și Safe</text:span>: Un mediu liniștitor destinat introducerii treptate în VR.</text:p>
            </text:list-item>
            <text:list-item>
              <text:p text:style-name="P68"><text:span text:style-name="Emphasis">Scary</text:span>: Un mediu provocator, destinat expunerii controlate la stimulii fricii de înălțime</text:p>
            </text:list-item>
          </text:list>
        </text:list-item>
      </text:list>
      <text:p text:style-name="Text_20_body"><text:tab/><text:tab/>- <text:span text:style-name="T73">Canvas, XR UI Toolkit</text:span></text:p>
      <text:p text:style-name="Text_20_body"><text:soft-page-break/>Această aplicație va fi testată și optimizată pentru a oferi o experiență terapeutică eficientă și sigură, adaptată nevoilor individuale ale utilizatorilor.</text:p>
      <text:p text:style-name="Text_20_body"/>
      <text:p text:style-name="P93"><text:tab/></text:p>
      <text:p text:style-name="P93"/>
      <text:p text:style-name="P93"/>
      <text:p text:style-name="P93"/>
      <text:p text:style-name="P93"/>
      <text:p text:style-name="P93"/>
      <text:p text:style-name="P93"/>
      <text:p text:style-name="P93"><text:tab/>Pentru validarea aplicației, va fi realizat un experiment care implică utilizatori cu frică de înălțime, recrutați din diverse medii și cu caracteristici demografice variate. Etapele experimentului includ:</text:p>
      <text:list text:style-name="L3">
        <text:list-item>
          <text:p text:style-name="P73"><text:span text:style-name="Strong_20_Emphasis">Colectarea datelor inițiale</text:span>:</text:p>
          <text:list>
            <text:list-item>
              <text:p text:style-name="P71">Identificarea nivelului de frică de înălțime utilizând un chestionar standardizat (de exemplu, Heights Fear Survey).</text:p>
            </text:list-item>
            <text:list-item>
              <text:p text:style-name="P71">Obținerea informațiilor personale relevante (vârstă, sex, experiență anterioară cu VR, etc.).</text:p>
            </text:list-item>
          </text:list>
        </text:list-item>
      </text:list>
      <text:p text:style-name="P9"/>
      <text:p text:style-name="P9"/>
      <text:p text:style-name="P9"/>
      <text:list text:continue-numbering="true" text:style-name="L3">
        <text:list-item>
          <text:p text:style-name="P72"><text:span text:style-name="Strong_20_Emphasis">Testarea aplicației</text:span>:</text:p>
          <text:list>
            <text:list-item>
              <text:p text:style-name="P71">Utilizatorii vor fi expuși la cele două opțiuni de mediu (<text:span text:style-name="Emphasis">peaceful și safe</text:span> și <text:span text:style-name="Emphasis">scary</text:span>).</text:p>
            </text:list-item>
            <text:list-item>
              <text:p text:style-name="P71">Se vor monitoriza răspunsurile lor fizice și emoționale (de exemplu, ritmul cardiac, nivelul de anxietate raportat).</text:p>
              <text:p text:style-name="P71"/>
            </text:list-item>
          </text:list>
        </text:list-item>
        <text:list-item>
          <text:p text:style-name="P70"><text:span text:style-name="Strong_20_Emphasis">Analiza datelor</text:span>:</text:p>
          <text:list>
            <text:list-item>
              <text:p text:style-name="P71">Rezultatele obținute vor fi comparate cu date existente din alte studii similare în literatura de specialitate.</text:p>
            </text:list-item>
            <text:list-item>
              <text:p text:style-name="P71">Se vor evalua eficiența și impactul caracteristicilor implementate, precum spatializarea sunetului 3D sau câmpul vizual extins, asupra răspunsurilor utilizatorilor.</text:p>
              <text:p text:style-name="P71"/>
            </text:list-item>
          </text:list>
        </text:list-item>
        <text:list-item>
          <text:p text:style-name="P70"><text:span text:style-name="Strong_20_Emphasis">Îmbunătățiri ulterioare</text:span>:</text:p>
          <text:list>
            <text:list-item>
              <text:p text:style-name="P71">Feedback-ul oferit de utilizatori va fi utilizat pentru optimizarea aplicației.</text:p>
            </text:list-item>
            <text:list-item>
              <text:p text:style-name="P70">Vor fi identificate și adresate posibilele limitări ale soluției propuse.</text:p>
            </text:list-item>
          </text:list>
        </text:list-item>
      </text:list>
      <text:p text:style-name="P3"><text:span text:style-name="T64"/></text:p>
      <text:p text:style-name="P11">DESCRIEREA APLICAȚIEI</text:p>
      <text:p text:style-name="P58"><text:soft-page-break/>Ciclul de viață al aplicației</text:p>
      <text:p text:style-name="P4"><text:span text:style-name="T60"><text:tab/></text:span><text:span text:style-name="T63">Orice program de acest fel </text:span><text:span text:style-name="T57">urmează un </text:span><text:span text:style-name="Strong_20_Emphasis"><text:span text:style-name="T57">ciclu de viață structurat</text:span></text:span><text:span text:style-name="T57">, care cuprinde mai multe etape principale, după cum urmează: </text:span></text:p>
      <text:p text:style-name="P4"><text:span text:style-name="Strong_20_Emphasis"><text:span text:style-name="T63"><text:tab/></text:span></text:span><text:span text:style-name="Strong_20_Emphasis"><text:span text:style-name="T66">1. Analiza cerințelor</text:span></text:span></text:p>
      <text:list text:style-name="L4">
        <text:list-item>
          <text:p text:style-name="P74"><text:span text:style-name="Strong_20_Emphasis">Obiectiv</text:span>: Înțelegerea nevoilor utilizatorilor (persoane cu frică de înălțime) și definirea scopului aplicației.</text:p>
        </text:list-item>
        <text:list-item>
          <text:p text:style-name="P74"><text:span text:style-name="Strong_20_Emphasis">Activități</text:span>:</text:p>
          <text:list>
            <text:list-item>
              <text:p text:style-name="P74">Colectarea cerințelor tehnice pentru implementarea VR (compatibilitate cu dispozitive precum Oculus Quest sau HTC Vive).</text:p>
            </text:list-item>
            <text:list-item>
              <text:p text:style-name="P75">Stabilirea funcționalităților de bază și a caracteristicilor inovatoare.</text:p>
            </text:list-item>
          </text:list>
        </text:list-item>
      </text:list>
      <text:h text:style-name="P10" text:outline-level="4"><text:span text:style-name="Strong_20_Emphasis"><text:tab/></text:span></text:h>
      <text:h text:style-name="P10" text:outline-level="4"><text:span text:style-name="Strong_20_Emphasis"><text:span text:style-name="T23"/></text:span></text:h>
      <text:h text:style-name="P10" text:outline-level="4"><text:span text:style-name="Strong_20_Emphasis"><text:span text:style-name="T23"><text:tab/>2. Proiectare</text:span></text:span></text:h>
      <text:list text:style-name="L5">
        <text:list-item>
          <text:p text:style-name="P76"><text:span text:style-name="Strong_20_Emphasis">Obiectiv</text:span>: Crearea unui design conceptual și tehnic pentru aplicație.</text:p>
        </text:list-item>
        <text:list-item>
          <text:p text:style-name="P76"><text:span text:style-name="Strong_20_Emphasis">Activități</text:span>:</text:p>
          <text:list>
            <text:list-item>
              <text:p text:style-name="P76">Definirea arhitecturii aplicației (modularitate și flexibilitate pentru extindere).</text:p>
            </text:list-item>
            <text:list-item>
              <text:p text:style-name="P76">Realizarea unui prototip low-fidelity al mediului virtual.</text:p>
            </text:list-item>
            <text:list-item>
              <text:p text:style-name="P77">Proiectarea fluxului utilizatorului (navigarea prin meniu, tranziții între medii).</text:p>
            </text:list-item>
          </text:list>
        </text:list-item>
      </text:list>
      <text:h text:style-name="P10" text:outline-level="4"><text:span text:style-name="Strong_20_Emphasis"><text:tab/></text:span></text:h>
      <text:h text:style-name="P10" text:outline-level="4"><text:span text:style-name="Strong_20_Emphasis"><text:span text:style-name="T23"><text:tab/>3. Implementare</text:span></text:span></text:h>
      <text:list text:style-name="L6">
        <text:list-item>
          <text:p text:style-name="P78"><text:span text:style-name="Strong_20_Emphasis">Obiectiv</text:span>: Dezvoltarea aplicației conform cerințelor stabilite.</text:p>
        </text:list-item>
        <text:list-item>
          <text:p text:style-name="P78"><text:span text:style-name="Strong_20_Emphasis">Activități</text:span>:</text:p>
          <text:list>
            <text:list-item>
              <text:p text:style-name="P78">Programarea în Unity Hub folosind C# pentru mecanicile și interacțiunile VR.</text:p>
            </text:list-item>
            <text:list-item>
              <text:p text:style-name="P78">Crearea și integrarea mediilor 3D (ex. importarea modelelor din Blender).</text:p>
            </text:list-item>
            <text:list-item>
              <text:p text:style-name="P78">Implementarea funcționalităților, cum ar fi:</text:p>
              <text:list>
                <text:list-item>
                  <text:p text:style-name="P78">Spatializarea sunetului 3D.</text:p>
                </text:list-item>
                <text:list-item>
                  <text:p text:style-name="P78">Câmp vizual extins.</text:p>
                </text:list-item>
                <text:list-item>
                  <text:p text:style-name="P79">Sistemul de selecție între medii <text:span text:style-name="Emphasis">peaceful</text:span> și <text:span text:style-name="Emphasis">scary</text:span>.</text:p>
                </text:list-item>
              </text:list>
            </text:list-item>
          </text:list>
        </text:list-item>
      </text:list>
      <text:h text:style-name="P10" text:outline-level="4"><text:span text:style-name="Strong_20_Emphasis"/></text:h>
      <text:h text:style-name="P10" text:outline-level="4"><text:span text:style-name="Strong_20_Emphasis"><text:tab/></text:span><text:span text:style-name="Strong_20_Emphasis"><text:span text:style-name="T23">4. Testare</text:span></text:span></text:h>
      <text:list text:style-name="L7">
        <text:list-item>
          <text:p text:style-name="P80"><text:span text:style-name="Strong_20_Emphasis">Obiectiv</text:span>: Verificarea funcționalității și validarea eficienței aplicației.</text:p>
        </text:list-item>
        <text:list-item>
          <text:p text:style-name="P80"><text:span text:style-name="Strong_20_Emphasis">Activități</text:span>:</text:p>
          <text:list>
            <text:list-item>
              <text:p text:style-name="P80">Identificarea erorilor și îmbunătățirea experienței utilizatorului.</text:p>
            </text:list-item>
            <text:list-item>
              <text:p text:style-name="P81">Efectuarea testelor cu utilizatori reali (persoane cu frică de înălțime) pentru validarea eficienței terapeutice.</text:p>
            </text:list-item>
          </text:list>
        </text:list-item>
      </text:list>
      <text:h text:style-name="P10" text:outline-level="4"><text:span text:style-name="Strong_20_Emphasis"/></text:h>
      <text:h text:style-name="P10" text:outline-level="4"><text:span text:style-name="Strong_20_Emphasis"><text:tab/></text:span><text:span text:style-name="Strong_20_Emphasis"><text:span text:style-name="T23">5. Lansare</text:span></text:span></text:h>
      <text:list text:style-name="L8">
        <text:list-item>
          <text:p text:style-name="P82"><text:span text:style-name="Strong_20_Emphasis">Obiectiv</text:span>: Distribuirea aplicației către specialiști sau utilizatori finali.</text:p>
        </text:list-item>
        <text:list-item>
          <text:p text:style-name="P82"><text:span text:style-name="Strong_20_Emphasis">Activități</text:span>:</text:p>
          <text:list>
            <text:list-item>
              <text:p text:style-name="P82">Crearea documentației tehnice și a ghidului de utilizare.</text:p>
            </text:list-item>
            <text:list-item>
              <text:p text:style-name="P82"><text:span text:style-name="T74">Prezentarea</text:span> aplicației pe platforme VR compatibile.</text:p>
            </text:list-item>
            <text:list-item>
              <text:p text:style-name="P83"><text:soft-page-break/><text:span text:style-name="T74">Publicarea aplicației pentru utilizarea de către demografica vizată</text:span>.</text:p>
              <text:p text:style-name="P83"/>
            </text:list-item>
          </text:list>
        </text:list-item>
      </text:list>
      <text:h text:style-name="P10" text:outline-level="4"><text:span text:style-name="Strong_20_Emphasis"><text:tab/></text:span><text:span text:style-name="Strong_20_Emphasis"><text:span text:style-name="T23">6. Întreținere și actualizare</text:span></text:span></text:h>
      <text:list text:style-name="L9">
        <text:list-item>
          <text:p text:style-name="P84"><text:span text:style-name="Strong_20_Emphasis">Obiectiv</text:span>: Asigurarea funcționării optime pe termen lung.</text:p>
        </text:list-item>
        <text:list-item>
          <text:p text:style-name="P84"><text:span text:style-name="Strong_20_Emphasis">Activități</text:span>:</text:p>
          <text:list>
            <text:list-item>
              <text:p text:style-name="P84">Rezolvarea problemelor raportate de utilizatori.</text:p>
            </text:list-item>
            <text:list-item>
              <text:p text:style-name="P84">Adăugarea de noi funcționalități pe baza feedback-ului (de exemplu, integrarea de noi medii sau personalizarea mai detaliată a scenariilor).</text:p>
            </text:list-item>
            <text:list-item>
              <text:p text:style-name="P85">Adaptarea aplicației la noile versiuni de hardware și software.</text:p>
            </text:list-item>
          </text:list>
        </text:list-item>
      </text:list>
      <text:p text:style-name="P4"><text:span text:style-name="T63"/></text:p>
      <text:p text:style-name="P4"><text:span text:style-name="T63"/></text:p>
      <text:p text:style-name="P4"><text:span text:style-name="T63"/></text:p>
      <text:p text:style-name="P58">Lista funcționalităților aplicației </text:p>
      <text:list text:style-name="L10">
        <text:list-item>
          <text:p text:style-name="P43"><text:span text:style-name="Strong_20_Emphasis"><text:span text:style-name="T58">Spa</text:span></text:span><text:span text:style-name="Strong_20_Emphasis"><text:span text:style-name="T66">ț</text:span></text:span><text:span text:style-name="Strong_20_Emphasis"><text:span text:style-name="T58">ializarea sunetului 3D</text:span></text:span><text:span text:style-name="T67">: </text:span>Crearea unei experiențe auditive imersive, cu sunete care variază în funcție de poziția utilizatorului.</text:p>
        </text:list-item>
      </text:list>
      <text:list text:style-name="L11">
        <text:list-item>
          <text:p text:style-name="P86"><text:span text:style-name="Strong_20_Emphasis">Câmp vizual extins</text:span>: Simulare realistă a percepției umane, cu ajustări ale câmpului vizual și adăugarea efectelor de <text:span text:style-name="Emphasis">depth of field</text:span>.</text:p>
        </text:list-item>
      </text:list>
      <text:list text:style-name="L12">
        <text:list-item>
          <text:p text:style-name="P87"><text:span text:style-name="Strong_20_Emphasis">Mediu adaptabil</text:span>: Opțiuni de selecție a mediului (calm sau provocator) pentru personalizarea experienței.</text:p>
        </text:list-item>
      </text:list>
      <text:list text:style-name="L13">
        <text:list-item>
          <text:p text:style-name="P88"><text:span text:style-name="Strong_20_Emphasis">Interacțiuni în VR</text:span>: Posibilitatea de a manipula obiectele din mediu, cum ar fi mutarea unei scări sau interacțiunea cu platforme mobile.</text:p>
        </text:list-item>
      </text:list>
      <text:list text:style-name="L14">
        <text:list-item>
          <text:p text:style-name="P89"><text:span text:style-name="Strong_20_Emphasis">Feedback vizual și auditiv</text:span>: Afișarea informațiilor despre progresul utilizatorului (de exemplu, distanța parcursă pe o platformă).</text:p>
        </text:list-item>
      </text:list>
      <text:list text:style-name="L15">
        <text:list-item>
          <text:p text:style-name="P90"><text:span text:style-name="Strong_20_Emphasis">Compatibilitate multiplă</text:span>: Suport pentru dispozitive VR populare (Oculus Quest, HTC Vive etc.).</text:p>
        </text:list-item>
      </text:list>
      <text:list text:style-name="L16">
        <text:list-item>
          <text:p text:style-name="P91"><text:span text:style-name="Strong_20_Emphasis">Sistem de înregistrare a datelor</text:span>: Capturarea și stocarea datelor utilizatorilor pentru analiza progresului (ex. nivelul de anxietate, timpul petrecut în mediu).</text:p>
        </text:list-item>
      </text:list>
      <text:list text:style-name="L17">
        <text:list-item>
          <text:p text:style-name="P92"><text:span text:style-name="Strong_20_Emphasis"><text:span text:style-name="T64">Efecte dinamice</text:span></text:span><text:span text:style-name="T64">: Sunete sau mișcări neașteptate (de exemplu, scârțâituri ale podului) pentru a amplifica provocările în mediile "scary".</text:span></text:p>
        </text:list-item>
      </text:list>
      <text:p text:style-name="P3"><text:span text:style-name="T64"/></text:p>
      <text:h text:style-name="P29" text:outline-level="1" loext:marker-style-name="T25"><text:span text:style-name="T25"/></text:h>
      <text:h text:style-name="P35" text:outline-level="1" loext:marker-style-name="T25"><text:span text:style-name="T25"/></text:h>
      <text:h text:style-name="P35" text:outline-level="1" loext:marker-style-name="T25"><text:span text:style-name="T25"/></text:h>
      <text:h text:style-name="P35" text:outline-level="1" loext:marker-style-name="T25"><text:span text:style-name="T25"/></text:h>
      <text:h text:style-name="P35" text:outline-level="1" loext:marker-style-name="T25"><text:span text:style-name="T25"/></text:h>
      <text:h text:style-name="P35" text:outline-level="1" loext:marker-style-name="T25"><text:soft-page-break/><text:span text:style-name="T25"/></text:h>
      <text:p text:style-name="P65"><text:span text:style-name="T30">P</text:span><text:span text:style-name="T29">ROCESUL DE EVOLUȚIE</text:span></text:p>
      <text:p text:style-name="P48"><text:span text:style-name="T28"><text:tab/></text:span><text:span text:style-name="T76">În cadrul procesului de construire al cadrului experimental, în primă fază, vom defini seturile de date utilizate, descrierea experimentelor realizate, validarea rezultatelor și comparația cu abordări similare din literatura aferentă. Metricile de validare, precum și testarea în urma feedback-ului utilizatorilor și analiza comparativă, sunt pași importanți dinaintea etapei de deployment a aplicației. </text:span><text:span text:style-name="T77">De asemenea, aplicația dispune de integrarea unui ray tracer dezvoltat intern, utilizând limbajele de programare .NET și C#, cu optimizări scrise în limbaj de asamblare. Aplicația este dezvoltată în </text:span><text:span text:style-name="T78">Intellij RIDER</text:span><text:span text:style-name="T77">, iar ray tracer-ul constituie o etapă critică din faza inițială a proiectului, conferind unicitate și abilitatea de gestiune detaliată a obiectelor din aplicația finală.</text:span></text:p>
      <text:p text:style-name="P48"><text:span text:style-name="T77"><text:tab/>Alegerea limbajului C# este justificată prin integrarea nativă cu Unity și suportul extins pentru biblioteci grafice, </text:span><text:span text:style-name="T78">iar platforma .NET oferă un mediu robust pentru gestionarea codului complex și integrarea cu componente low-level. Secvențe critice ale ray tracer-ului (ex. calculele pentru reflexii și umbre) sunt implementate în limbaj de asamblare pentru a reduce timpul de execuție, iar Intellij RIDER este folosit pentru gestionarea și compilarea modulelor ray tracer-ului, datorită suportului său extins pentru limbaje multiple și debugging avansat.</text:span></text:p>
      <text:p text:style-name="P48"><text:span text:style-name="T78"><text:tab/>Framework-urile alternative, precum Unreal Engine sau Godot Engine, nu au fost luate în considerare datorită cerințelor de memorie extensive, complexității crescute pentru personalizarea ray tracing-ului la nivel de cod și a lipsei de suport complet pentru ray tracing hardware accelerat.</text:span></text:p>
      <text:p text:style-name="P57"><text:span text:style-name="T77"/></text:p>
      <text:p text:style-name="P60">Modelarea părții experimentale</text:p>
      <text:p text:style-name="P48"><text:span text:style-name="T76"><text:tab/></text:span><text:span text:style-name="Strong_20_Emphasis"><text:span text:style-name="T79">Datele utilizate </text:span></text:span><text:span text:style-name="Strong_20_Emphasis"><text:span text:style-name="T80">vor fi considerate următoarele:</text:span></text:span></text:p>
      <text:list text:style-name="L18">
        <text:list-item>
          <text:p text:style-name="P95"><text:span text:style-name="Strong_20_Emphasis"><text:span text:style-name="T87">Date personale ale participanților:</text:span></text:span></text:p>
          <text:list>
            <text:list-item>
              <text:p text:style-name="P95">Vârstă, gen, nivel de anxietate măsurat cu instrumente standardizate (ex. Scala Likert de la 1 la 10 sau alte chestionare clinice precum STAI – State-Trait Anxiety Inventory).</text:p>
            </text:list-item>
            <text:list-item>
              <text:p text:style-name="P95">Experiența anterioară cu tehnologia VR (începător, intermediar, avansat).</text:p>
            </text:list-item>
            <text:list-item>
              <text:p text:style-name="P95">Existența unor afecțiuni medicale care pot influența rezultatele (ex. Vertij).</text:p>
              <text:p text:style-name="P95"/>
            </text:list-item>
          </text:list>
        </text:list-item>
        <text:list-item>
          <text:p text:style-name="P95"><text:span text:style-name="Strong_20_Emphasis"><text:span text:style-name="T51">Set de date colectate pe durata experimentelor:</text:span></text:span></text:p>
          <text:list>
            <text:list-item>
              <text:p text:style-name="P95">Timpul petrecut în fiecare scenariu (peaceful/scary).</text:p>
            </text:list-item>
            <text:list-item>
              <text:p text:style-name="P95">Numărul de priviri sau mișcări către marginea spațiilor virtuale (trackere de privire).</text:p>
            </text:list-item>
            <text:list-item>
              <text:p text:style-name="P95">Rata cardiacă măsurată cu dispozitive externe conectate la VR.</text:p>
            </text:list-item>
            <text:list-item>
              <text:p text:style-name="P94">Răspunsuri subiective oferite după fiecare sesiune.</text:p>
            </text:list-item>
          </text:list>
        </text:list-item>
      </text:list>
      <text:p text:style-name="P57"><text:span text:style-name="T75"/></text:p>
      <text:p text:style-name="P57"><text:span text:style-name="T75"><text:tab/>Experimentele propuse următoare vor fi efectuate în cascadă, pe urma datelor stabilite anterior.</text:span></text:p>
      <text:p text:style-name="P49"><text:soft-page-break/><text:span text:style-name="Strong_20_Emphasis"><text:span text:style-name="T84"><text:tab/>Colectarea și procesarea datelor </text:span></text:span><text:span text:style-name="Strong_20_Emphasis"><text:span text:style-name="T85">sunt reprezentate de</text:span></text:span><text:span text:style-name="Strong_20_Emphasis"><text:span text:style-name="T86">:</text:span></text:span></text:p>
      <text:list text:style-name="L30">
        <text:list-item>
          <text:p text:style-name="P109"><text:span text:style-name="Strong_20_Emphasis"><text:span text:style-name="T71">Setul inițial de date</text:span></text:span><text:span text:style-name="Strong_20_Emphasis">:</text:span></text:p>
          <text:list>
            <text:list-item>
              <text:p text:style-name="P109">10-15 participanți recrutați pe baza disponibilității.</text:p>
            </text:list-item>
            <text:list-item>
              <text:p text:style-name="P109">Colectarea răspunsurilor inițiale despre frica de înălțime și măsurarea reacțiilor în VR.</text:p>
            </text:list-item>
          </text:list>
        </text:list-item>
        <text:list-item>
          <text:p text:style-name="P109"><text:span text:style-name="Strong_20_Emphasis"><text:span text:style-name="T71">Procesare</text:span></text:span><text:span text:style-name="Strong_20_Emphasis">:</text:span></text:p>
          <text:list>
            <text:list-item>
              <text:p text:style-name="P110">Utilizarea unei aplicații Python pentru analizarea logurilor generate de Unity (ex. pozițiile utilizatorului, timpul petrecut pe fiecare platformă).</text:p>
            </text:list-item>
          </text:list>
        </text:list-item>
      </text:list>
      <text:p text:style-name="P113"/>
      <text:p text:style-name="P113"><text:tab/><text:span text:style-name="Strong_20_Emphasis"><text:span text:style-name="T43">Implementarea codului pentru experimentare </text:span></text:span><text:span text:style-name="Strong_20_Emphasis"><text:span text:style-name="T44">va fi împărțită în două categorii principale.</text:span></text:span></text:p>
      <text:list text:style-name="L32">
        <text:list-item>
          <text:p text:style-name="P111"><text:span text:style-name="Strong_20_Emphasis"><text:span text:style-name="T71">Funcționalități testate:</text:span></text:span></text:p>
          <text:list>
            <text:list-item>
              <text:p text:style-name="P111">Realismul sunetului 3D (ex. diferențierea clară între sunetele care vin din stânga/dreapta).</text:p>
            </text:list-item>
            <text:list-item>
              <text:p text:style-name="P111">Câmpul vizual și confortul perceput de utilizatori.</text:p>
            </text:list-item>
            <text:list-item>
              <text:p text:style-name="P111">Comportamentul aplicației în medii diferite (calm vs. provocator).</text:p>
            </text:list-item>
          </text:list>
        </text:list-item>
      </text:list>
      <text:p text:style-name="P114"/>
      <text:p text:style-name="P114"/>
      <text:p text:style-name="P114"/>
      <text:list text:continue-numbering="true" text:style-name="L32">
        <text:list-item>
          <text:p text:style-name="P111"><text:span text:style-name="Strong_20_Emphasis"><text:span text:style-name="T71">Testare automată:</text:span></text:span></text:p>
          <text:list>
            <text:list-item>
              <text:p text:style-name="P111">Scripturi unitare pentru verificarea integrării sunetului 3D și interacțiunilor.</text:p>
            </text:list-item>
            <text:list-item>
              <text:p text:style-name="P112"><text:span text:style-name="T75">Utilizarea unui </text:span><text:span text:style-name="Emphasis"><text:span text:style-name="T75">source repository</text:span></text:span><text:span text:style-name="T75"> (GitHub) și integrarea continuă cu Jenkins.</text:span></text:p>
            </text:list-item>
          </text:list>
        </text:list-item>
      </text:list>
      <text:p text:style-name="P57"><text:span text:style-name="T75"/></text:p>
      <text:p text:style-name="P48"><text:span text:style-name="T76"><text:tab/></text:span><text:span text:style-name="Strong_20_Emphasis"><text:span text:style-name="T81">Testarea inițială a aplicației și a ray tracer-ului</text:span></text:span><text:span text:style-name="Strong_20_Emphasis"><text:span text:style-name="T82">:</text:span></text:span></text:p>
      <text:list text:style-name="L41">
        <text:list-item>
          <text:p text:style-name="P124">Implementarea unui scenariu simplu <text:span text:style-name="T89">cu obiecte de bază acceptate,</text:span> care folosește ray tracer-ul pentru randarea realistă a umbrelor și reflexiilor.</text:p>
        </text:list-item>
        <text:list-item>
          <text:p text:style-name="P124">Evaluarea performanțelor ray tracer-ului în funcție de complexitatea scenariului (ex. numărul de obiecte 3D, rezoluția mediului).</text:p>
        </text:list-item>
      </text:list>
      <text:list text:style-name="L20">
        <text:list-item>
          <text:p text:style-name="P97"><text:span text:style-name="T89">Alcătuirea unor g</text:span>rupuri mici de participanți (n=5-10) pentru identificarea problemelor de design sau implementare.</text:p>
        </text:list-item>
        <text:list-item>
          <text:p text:style-name="P125">Posibilitatea alcătuirii unui grup de control pentru a testa ray tracer-ul împotriva unui motor grafic bazat pe randare raster standard.</text:p>
        </text:list-item>
        <text:list-item>
          <text:p text:style-name="P96">Utilizarea unui chestionar pentru feedback asupra confortului și realismului aplicației.</text:p>
        </text:list-item>
      </text:list>
      <text:list text:style-name="L21">
        <text:list-header>
          <text:p text:style-name="P98"><text:span text:style-name="Strong_20_Emphasis"><text:span text:style-name="T71">Studiu principal:</text:span></text:span></text:p>
        </text:list-header>
      </text:list>
      <text:list text:style-name="L22">
        <text:list-item>
          <text:p text:style-name="P100"><text:span text:style-name="Strong_20_Emphasis"><text:span text:style-name="T51">Design experimental</text:span></text:span><text:span text:style-name="Strong_20_Emphasis">:</text:span> Testare pe două grupuri de participanți (un grup control care nu folosește aplicația și un grup experimental care o folosește).</text:p>
        </text:list-item>
        <text:list-item>
          <text:p text:style-name="P100"><text:span text:style-name="Strong_20_Emphasis"><text:span text:style-name="T51">Scenarii definite</text:span></text:span><text:span text:style-name="Strong_20_Emphasis">:</text:span></text:p>
          <text:list>
            <text:list-item>
              <text:p text:style-name="P100"><text:span text:style-name="Emphasis">Peaceful:</text:span> un peisaj calm cu sunete liniștitoare.</text:p>
            </text:list-item>
            <text:list-item>
              <text:p text:style-name="P100"><text:span text:style-name="Emphasis">Scary:</text:span> un pod suspendat la înălțime cu efecte audio și vizuale pentru intensificarea fricii.</text:p>
            </text:list-item>
          </text:list>
        </text:list-item>
        <text:list-item>
          <text:p text:style-name="P100"><text:soft-page-break/><text:span text:style-name="Strong_20_Emphasis"><text:span text:style-name="T51">Metrici analizate</text:span></text:span><text:span text:style-name="Strong_20_Emphasis">:</text:span></text:p>
          <text:list>
            <text:list-item>
              <text:p text:style-name="P100">Schimbările în nivelul de anxietate înainte și după sesiunea VR.</text:p>
            </text:list-item>
            <text:list-item>
              <text:p text:style-name="P99">Diferențele de comportament (timpul petrecut pe margini, mișcările bruște).</text:p>
            </text:list-item>
            <text:list-item>
              <text:p text:style-name="P99">Performanțele ray tracer-ului (în FPS) în medii cu complexități diferite.</text:p>
            </text:list-item>
          </text:list>
        </text:list-item>
      </text:list>
      <text:p text:style-name="P102"><text:span text:style-name="Strong_20_Emphasis"><text:tab/></text:span><text:span text:style-name="Strong_20_Emphasis"><text:span text:style-name="T71">Comparație cu date existente:</text:span></text:span></text:p>
      <text:list text:style-name="L23">
        <text:list-item>
          <text:list>
            <text:list-item>
              <text:p text:style-name="P101">Compararea rezultatelor obținute cu cele din alte studii care utilizează metode tradiționale (ex. terapie de expunere fără VR) sau alte aplicații VR existente.</text:p>
            </text:list-item>
          </text:list>
        </text:list-item>
      </text:list>
      <text:p text:style-name="Text_20_body"><text:tab/></text:p>
      <text:p text:style-name="Text_20_body"><text:tab/><text:span text:style-name="T88">Metricile de validare și modelul matematic întocmit au fost simplificate în favoarea gradului de acuratețe mai robust și a sintetizării rapide a datelor.</text:span></text:p>
      <text:p text:style-name="Text_20_body"><text:tab/><text:span text:style-name="Strong_20_Emphasis"><text:span text:style-name="T71">Metrici de validare</text:span></text:span><text:span text:style-name="Strong_20_Emphasis">:</text:span></text:p>
      <text:list text:style-name="L25">
        <text:list-item>
          <text:p text:style-name="P104">Reducerea semnificativă a nivelului de anxietate după mai multe sesiuni (analiză statistică cu testul t pentru diferențele dintre grupuri).</text:p>
        </text:list-item>
        <text:list-item>
          <text:p text:style-name="P104">Corelația între timpul petrecut în mediile VR și răspunsurile subiective ale participanților.</text:p>
        </text:list-item>
        <text:list-item>
          <text:p text:style-name="P103">Compararea ratei de succes cu literatura (ex. % de utilizatori care raportează îmbunătățiri).</text:p>
        </text:list-item>
      </text:list>
      <text:list text:style-name="L26">
        <text:list-header>
          <text:p text:style-name="P105"><text:span text:style-name="Strong_20_Emphasis"><text:span text:style-name="T71">Evaluarea feedback-ului subiectiv</text:span></text:span><text:span text:style-name="Strong_20_Emphasis">:</text:span></text:p>
        </text:list-header>
      </text:list>
      <text:list text:style-name="L27">
        <text:list-item>
          <text:p text:style-name="P106">Utilizarea unor scale de evaluare pentru realism, confort și utilitate percepută.</text:p>
        </text:list-item>
      </text:list>
      <text:list text:style-name="L28">
        <text:list-header>
          <text:p text:style-name="P107"><text:span text:style-name="Strong_20_Emphasis"><text:span text:style-name="T71">Model matematic</text:span></text:span><text:span text:style-name="Strong_20_Emphasis">:</text:span></text:p>
        </text:list-header>
      </text:list>
      <text:list text:style-name="L29">
        <text:list-item>
          <text:p text:style-name="P108">Crearea unui model care corelează timpul petrecut în scenarii și răspunsurile fiziologice </text:p>
          <text:p text:style-name="P108">(ex. Anxietate=f(timp,complexitate<text:span text:style-name="T88">_</text:span>scenariu)).</text:p>
        </text:list-item>
      </text:list>
      <text:p text:style-name="P60"/>
      <text:p text:style-name="P48"><text:span text:style-name="T68">Validarea pe set de date și analiză</text:span></text:p>
      <text:p text:style-name="Text_20_body"><text:tab/><text:span text:style-name="Strong_20_Emphasis"><text:span text:style-name="T71">Seturi de date existente</text:span></text:span></text:p>
      <text:list text:style-name="L33">
        <text:list-item>
          <text:p text:style-name="P116">Utilizarea seturilor publice de date din alte studii despre terapia expunerii la frică (ex. datele disponibile prin Open Science Framework – OSF).</text:p>
        </text:list-item>
        <text:list-item>
          <text:p text:style-name="P115">Obținerea datelor pentru compararea ratei de succes între aplicația propusă și cele din literatură.</text:p>
          <text:p text:style-name="P115"/>
        </text:list-item>
      </text:list>
      <text:h text:style-name="Heading_20_4" text:outline-level="4"><text:span text:style-name="Strong_20_Emphasis"><text:tab/></text:span><text:span text:style-name="Strong_20_Emphasis"><text:span text:style-name="T24">Analiza comparativă</text:span></text:span></text:h>
      <text:list xml:id="list4272876147" text:style-name="L34">
        <text:list-item>
          <text:p text:style-name="P117"><text:span text:style-name="Strong_20_Emphasis"><text:span text:style-name="T51">Aplicații similare</text:span></text:span><text:span text:style-name="Strong_20_Emphasis">:</text:span></text:p>
        </text:list-item>
      </text:list>
      <text:list text:style-name="L42">
        <text:list-item>
          <text:list>
            <text:list-item>
              <text:p text:style-name="P126"><text:span text:style-name="Emphasis">Psious</text:span>: utilizare limitată a ray tracing-ului și funcționalități predefinite pentru tratarea diferitelor fobii.</text:p>
            </text:list-item>
            <text:list-item>
              <text:p text:style-name="P126"><text:span text:style-name="Emphasis">Virtually Better</text:span>: bazată pe tehnici de rasterizare standard, mai accesibilă pe hardware low-end.</text:p>
            </text:list-item>
          </text:list>
        </text:list-item>
      </text:list>
      <text:p text:style-name="Text_20_body"/>
      <text:p text:style-name="Text_20_body"><text:soft-page-break/></text:p>
      <text:p text:style-name="Text_20_body"/>
      <text:list text:continue-numbering="true" text:style-name="L42">
        <text:list-item>
          <text:p text:style-name="P126"><text:span text:style-name="Strong_20_Emphasis"><text:span text:style-name="T51">Avantajele aplicației propuse</text:span></text:span><text:span text:style-name="Strong_20_Emphasis">:</text:span></text:p>
          <text:list>
            <text:list-item>
              <text:p text:style-name="P126">Ray tracer personalizat pentru randarea reflexiilor și umbrelor cu acuratețe.</text:p>
            </text:list-item>
            <text:list-item>
              <text:p text:style-name="P126">Posibilitatea utilizatorilor de a personaliza experiența prin scenarii “peaceful” și “scary.”</text:p>
            </text:list-item>
          </text:list>
        </text:list-item>
      </text:list>
      <text:list text:continue-list="list4272876147" text:style-name="L34">
        <text:list-header>
          <text:p text:style-name="P117"><text:span text:style-name="Strong_20_Emphasis"><text:span text:style-name="T51"/></text:span></text:p>
        </text:list-header>
      </text:list>
      <text:h text:style-name="Heading_20_4" text:outline-level="4"><text:span text:style-name="Strong_20_Emphasis"><text:tab/></text:span><text:span text:style-name="Strong_20_Emphasis"><text:span text:style-name="T24">Metrici de evaluare comparativă</text:span></text:span></text:h>
      <text:list text:style-name="L35">
        <text:list-item>
          <text:p text:style-name="P119">Eficiența în reducerea anxietății măsurată prin scale validate (ex. STAI).</text:p>
        </text:list-item>
        <text:list-item>
          <text:p text:style-name="P119">Timpul necesar pentru acomodarea utilizatorului cu mediu VR.</text:p>
        </text:list-item>
        <text:list-item>
          <text:p text:style-name="P118">Feedback-ul subiectiv despre confort și realism.</text:p>
          <text:p text:style-name="P118"/>
        </text:list-item>
      </text:list>
      <text:p text:style-name="P61">Plan de implementare finală</text:p>
      <text:p text:style-name="P48"><text:span text:style-name="T76"><text:tab/></text:span><text:span text:style-name="T83">Faza de d</text:span><text:span text:style-name="Strong_20_Emphasis"><text:span text:style-name="T81">eployment:</text:span></text:span></text:p>
      <text:list text:style-name="L37">
        <text:list-item>
          <text:p text:style-name="P121">Distribuirea aplicației printr-un executabil pentru dispozitive compatibile VR.</text:p>
        </text:list-item>
        <text:list-item>
          <text:p text:style-name="P120">Posibilitate de găzduire a aplicației pe un server dedicat (folosind Docker pentru medii de testare).</text:p>
        </text:list-item>
      </text:list>
      <text:list text:style-name="L38">
        <text:list-header>
          <text:p text:style-name="P122"><text:span text:style-name="Strong_20_Emphasis"><text:span text:style-name="T71">Manual de utilizare:</text:span></text:span></text:p>
        </text:list-header>
      </text:list>
      <text:list text:style-name="L39">
        <text:list-item>
          <text:p text:style-name="P123">Documentație detaliată pentru instalare și utilizare.</text:p>
        </text:list-item>
      </text:list>
      <text:h text:style-name="P35" text:outline-level="1" loext:marker-style-name="T25"><text:span text:style-name="T25"/></text:h>
      <text:h text:style-name="P35" text:outline-level="1" loext:marker-style-name="T25"><text:span text:style-name="T25">Concluzii</text:span><text:span text:style-name="T25"/></text:h>
      <text:p text:style-name="P44" loext:marker-style-name="T9"><text:span text:style-name="T9"><text:tab/>Realitatea virtuală este crearea unui mediu virtual prezentat simțurilor noastre în așa fel încât să o experimentăm ca și cum am fi cu adevărat acolo. Folosește o serie de tehnologii pentru a atinge acest obiectiv și este o performanță complexă din punct de vedere tehnic, care trebuie să țină seama de percepția și cunoașterea noastră. Are atât divertisment, cât și utilizări serioase. Tehnologia devine din ce în ce mai ieftină și mai răspândită. Ne putem aștepta să vedem mai multe utilizări inovatoare pentru tehnologie în viitor și poate un mod fundamental în care comunicăm și lucrăm datorită posibilităților realității virtuale.</text:span></text:p>
      <text:p text:style-name="P2" loext:marker-style-name="T9"><text:span text:style-name="T9"><text:tab/>Realitatea virtuală este considerată sigură pentru majoritatea pacienților. Totuși, este important ca utilizarea să fie supravegheată de un profesionist și adaptată nevoilor individuale, în special în cazul persoanelor cu anumite condiții neurologice sau psihiatrice preexistente.</text:span><text:span text:style-name="T9"/></text:p>
      <text:p text:style-name="P2" loext:marker-style-name="T9"><text:span text:style-name="T9"><text:tab/>Unele aplicații și programe de realitate virtuală pot fi folosite acasă sub îndrumarea unui terapeut. Este esențial ca acest lucru să se facă în concordanță cu planul terapeutic stabilit de profesionistul în sănătate mintală.</text:span></text:p>
      <text:p text:style-name="P50" loext:marker-style-name="T1"><text:span text:style-name="T9"><text:tab/></text:span></text:p>
      <text:p text:style-name="P50" loext:marker-style-name="T1"><text:span text:style-name="T9"/></text:p>
      <text:p text:style-name="P50" loext:marker-style-name="T1"><text:soft-page-break/><text:span text:style-name="T9"/></text:p>
      <text:p text:style-name="P50" loext:marker-style-name="T1"><text:span text:style-name="T9"><text:tab/>Studiile sugerează că realitatea virtuală poate fi un instrument eficient în tratamentul psihozelor, fobiilor și insomniei, tratamentul tulburărilor din spectrul autist și ADHD, gestionarea tulburărilor anxioase de stres posttraumatic precum și a tulburărilor obsesiv-compulsive, ameliorarea insomniei, </text:span><text:span text:style-name="T7">recuperare şi reabilitare</text:span><text:span text:style-name="T1"> </text:span><text:span text:style-name="T9">oferind pacienților o metodă alternativă de a învăța tehnici de gestionare a stărilor anxioase și relaxare. Există tot mai multe studii care dovedesc faptul că terapia de expunere este eficientă în tratarea dependențelor și a tulburărilor de alimentație.</text:span></text:p>
      <text:p text:style-name="P2" loext:marker-style-name="T9"><text:span text:style-name="T9"><text:tab/>Realitatea virtuală nu este menită să înlocuiască terapia tradițională, ci să o augmenteze. Este un instrument complementar care poate îmbunătăți eficacitatea tratamentului psihoterapeutic.</text:span><text:span text:style-name="T9"/></text:p>
      <text:p text:style-name="P2" loext:marker-style-name="T9"><text:span text:style-name="T9"><text:tab/>Augmentarea psihoterapiei cu realitatea virtuală reprezintă o abordare inovatoare și eficientă în tratamentul ADHD, tulburărilor anxioase, fobiilor și insomniei. Această tehnologie oferă oportunități unice de a îmbunătăți tratamentul prin simularea experiențelor controlate, creșterea angajamentului pacientului și oferirea unui feedback valoros în timp real.</text:span><text:span text:style-name="T9"/></text:p>
      <text:p text:style-name="P45" loext:marker-style-name="T9"><text:span text:style-name="Internet_20_link"><text:span text:style-name="T33"><text:tab/>Realitatea virtuală, </text:span></text:span><text:span text:style-name="T9">prin capacitatea sa de a crea un mediu controlat și imersiv, poate avea un impact semnificativ asupra procesului terapeutic. Utilizarea tehnologiei RV în psihoterapie permite simularea unor scenarii și medii specifice care pot ajuta pacienții să învețe noi moduri de a răspunde la provocări, să exerseze abilități de coping și să dezvolte noi strategii de gestionare a simptomelor.</text:span></text:p>
      <text:p text:style-name="P18" loext:marker-style-name="T9"/>
      <text:h text:style-name="P29" text:outline-level="1" loext:marker-style-name="T25"><text:span text:style-name="T25"/></text:h>
      <text:h text:style-name="P35" text:outline-level="1" loext:marker-style-name="T25"><text:span text:style-name="T25"/></text:h>
      <text:h text:style-name="P35" text:outline-level="1" loext:marker-style-name="T25"><text:span text:style-name="T25"/></text:h>
      <text:h text:style-name="P35" text:outline-level="1" loext:marker-style-name="T25"><text:span text:style-name="T25"/></text:h>
      <text:h text:style-name="P35" text:outline-level="1" loext:marker-style-name="T25"><text:span text:style-name="T25">REFERinţe</text:span><text:span text:style-name="T25"/></text:h>
      <text:list text:style-name="WWNum4">
        <text:list-item>
          <text:p text:style-name="P15" loext:marker-style-name="T2"><text:span text:style-name="T2">Bronzino, J.D., The Biomedical Engineering Handbook, Second Edition, Volume I, Crc Press </text:span><text:span text:style-name="T2"/></text:p>
        </text:list-item>
        <text:list-item>
          <text:p text:style-name="P15" loext:marker-style-name="T2"><text:span text:style-name="T2">Gorman P.J., Meier A.H., Krummel T., Simulation And Virtual Reality In Surgical Education, Arch Surg/Vol 134, Nov. 1999</text:span><text:span text:style-name="T2"/></text:p>
        </text:list-item>
        <text:list-item>
          <text:p text:style-name="P12" loext:marker-style-name="T52"><text:a xlink:type="simple" xlink:href="https://www.libris.ro/librarie-online?fsv_77564=Mihai+Dinu" text:style-name="Internet_20_link" text:visited-style-name="Visited_20_Internet_20_Link"><text:span text:style-name="Internet_20_link"><text:span text:style-name="T38">Mihai Dinu</text:span></text:span></text:a><text:span text:style-name="T50">, </text:span><text:span text:style-name="T52">Comunicarea. Repere fundamentale</text:span><text:span text:style-name="T50">, </text:span><text:a xlink:type="simple" xlink:href="https://www.libris.ro/librarie-online?fsv_77658=ORIZONTURI" text:style-name="Internet_20_link" text:visited-style-name="Visited_20_Internet_20_Link"><text:span text:style-name="Internet_20_link"><text:span text:style-name="T38">Editura O</text:span></text:span><text:span text:style-name="Internet_20_link"><text:span text:style-name="T39">rizonturi</text:span></text:span></text:a><text:span text:style-name="T50">, 2000</text:span></text:p>
        </text:list-item>
        <text:list-item>
          <text:p text:style-name="P15" loext:marker-style-name="T3"><text:span text:style-name="T3">Riva G., Applications of Virtual Environments in Medicine, Methods Inf Med 5/2003, 2003</text:span><text:span text:style-name="T3"/></text:p>
        </text:list-item>
        <text:list-item>
          <text:p text:style-name="P15" loext:marker-style-name="T3"><text:span text:style-name="T3">Schultheis M., Rizzo A., The Application of Virtual Reality Technology and Rehabilitation, Rehabilitation Psychology, 2001, Vol. 46, No. 3, 296-311, 2001</text:span><text:span text:style-name="T3"/></text:p>
        </text:list-item>
        <text:list-item>
          <text:p text:style-name="P15" loext:marker-style-name="T3"><text:span text:style-name="T3">Stone R., McCloy R., Virtual Reality in Surgery, BMJ. 2001 October 20; 323(7318): 912–915, 2001</text:span><text:span text:style-name="T3"/></text:p>
        </text:list-item>
        <text:list-item>
          <text:p text:style-name="P15" loext:marker-style-name="T3"><text:span text:style-name="T3">Szekely G., Satava R., Virtual Reality in Medicine, BMJ VOLUME 319, 1999</text:span><text:span text:style-name="T3"/></text:p>
        </text:list-item>
        <text:list-item>
          <text:p text:style-name="P15" loext:marker-style-name="T3"><text:soft-page-break/><text:span text:style-name="T3">Zajtchuk R., Satava R., Medical Applications of Virtual Reality, Communications of the ACM, September 1997/Vol. 40, No. 9</text:span><text:span text:style-name="T3"/></text:p>
        </text:list-item>
        <text:list-item>
          <text:p text:style-name="P15" loext:marker-style-name="T3"><text:span text:style-name="T3">Furtado H., Studeli T., Sette M., Samset E., Gersak B., A system for visualization and automatic placement of the endoclamo balloon catheter, Proc. of SPIE Vol. 7625 76250C-8</text:span><text:span text:style-name="T3"/></text:p>
        </text:list-item>
        <text:list-item>
          <text:p text:style-name="P15" loext:marker-style-name="T3"><text:span text:style-name="T3">Heldmann S., Beuthien B., Olesch J., Papenberg N., Fischer B., Improved Minimal-Invasive Laparoscopic Liver Surgery by Registration <text:s/>of 3D CT and 2D Ultrasound Slices</text:span><text:span text:style-name="T3"/></text:p>
        </text:list-item>
        <text:list-item>
          <text:p text:style-name="P15" loext:marker-style-name="T3"><text:span text:style-name="T3">Morar A., Moldoveanu F., Asavei V., Moldoveanu A., Egner A., Multi-GPGPU Based Medical Image Processing in Hip Replacement, CEAI, Vol.14, No.3, pp. 25-34, 2012</text:span><text:span text:style-name="T3"/></text:p>
        </text:list-item>
        <text:list-item>
          <text:p text:style-name="P15" loext:marker-style-name="T3"><text:span text:style-name="T3">Beuran M., Negoi I., Paun S., Lobontiu A., Filipoiu F., Moldoveanu A., Negoi R., Hostiuc S., Natural orifice translumenal endoscopic surgery (NOTES) second-look peritoneoscopy for staging of limited peritoneal carcinomatosis, Medical Hypotheses, 2013</text:span><text:span text:style-name="T3"/></text:p>
        </text:list-item>
        <text:list-item>
          <text:p text:style-name="P15" loext:marker-style-name="T3"><text:span text:style-name="T3">Hoermann S., Hale L., Winser S., Regenbrecht H., Augmented Reflection Technology for Stroke Rehabilitation – A clinical feasibility study, Proc. 9th Intl Conf. Disability, Virtual Reality &amp; Associated Technologies, Laval, France, 10–12 Sept. 2012</text:span><text:span text:style-name="T3"/></text:p>
        </text:list-item>
        <text:list-item>
          <text:p text:style-name="P15" loext:marker-style-name="T3"><text:span text:style-name="T3">Barratt D., Penney G., Chan C., Carter T., Edwards P., Hawkes D., Self-Calibrating 3D-Ultrasound-Based Bone Registration for Minimally Invasive Orthopedic Surgery, IEEE TRANSACTIONS ON MEDICAL IMAGING, VOL. 25, NO. 3, MARCH 2006</text:span><text:span text:style-name="T3"/></text:p>
        </text:list-item>
        <text:list-item>
          <text:p text:style-name="P15" loext:marker-style-name="T3"><text:span text:style-name="T3">Bobric I.-C., Virtual Reality and Brain-Computer Interfaces</text:span><text:span text:style-name="T3"/></text:p>
        </text:list-item>
        <text:list-item>
          <text:p text:style-name="P12" loext:marker-style-name="T50"><text:span text:style-name="T50">Oana Bălan, Alin Moldoveanu, Florica Moldoveanu, Anca Morar, Realitatea Virtuală în Medicină-Realizări, Probleme şi Tendinţe</text:span><text:span text:style-name="T50"/></text:p>
        </text:list-item>
        <text:list-item>
          <text:p text:style-name="P12" loext:marker-style-name="T50"><text:span text:style-name="T53">Jaeger BK, Mourant RR. Comparison of simulator sickness using static and dynamic walking simulators. Proc Hum Factors Ergon Soc Annu Meet. 2001;45(27):1896–900. https://doi.org/10.1177/154193120104502709. </text:span><text:span text:style-name="T53"/></text:p>
        </text:list-item>
        <text:list-item>
          <text:p text:style-name="P12" loext:marker-style-name="T50"><text:span text:style-name="T53">Howarth PA, Hodder SG. Characteristics of habituation to motion in a virtual environment. Displays. 2008;29(2):117–23. https://doi.org/10.1016/j. displa.2007.09.009. </text:span><text:span text:style-name="T53"/></text:p>
        </text:list-item>
        <text:list-item>
          <text:p text:style-name="P12" loext:marker-style-name="T50"><text:span text:style-name="T53">Bailenson JN, Yee N. A longitudinal study of task performance, head movements, subjective report, simulator sickness, and transformed social interaction in collaborative virtual environments. Presence-Teleoperators Virtual Environ. 2006;15(6):699–716. </text:span><text:span text:style-name="T53"/></text:p>
        </text:list-item>
        <text:list-item>
          <text:p text:style-name="P12" loext:marker-style-name="T39"><text:span text:style-name="T53">Inozu M, Çelikcan U, Trak E, Üzümcü E, Nergiz H. Assessment of virtual reality as an anxiety and disgust provoking tool: the use of VR exposure in individuals with high contamination fear. Cyberpsychol: J Psychosoc Res Cyberspace. 2021;15(1):7. </text:span><text:a xlink:type="simple" xlink:href="https://doi.org/10.5817/CP2021-1-7" text:style-name="Internet_20_link" text:visited-style-name="Visited_20_Internet_20_Link"><text:span text:style-name="Internet_20_link"><text:span text:style-name="T40">https://doi.org/10.5817/CP2021-1-7</text:span></text:span></text:a></text:p>
        </text:list-item>
        <text:list-item>
          <text:p text:style-name="P14" loext:marker-style-name="T14"><text:span text:style-name="T14">Meyerbröker K, Morina M. The use of virtual reality in assessment and treatment of anxiety and related disorders. Clin Psychol Psychother. 2021; 28:466–76. </text:span><text:a xlink:type="simple" xlink:href="https://doi.org/10.1002/cpp.2623" text:style-name="Internet_20_link" text:visited-style-name="Visited_20_Internet_20_Link"><text:span text:style-name="Internet_20_link"><text:span text:style-name="T37">https://doi.org/10.1002/cpp.2623</text:span></text:span></text:a><text:span text:style-name="T14">.</text:span></text:p>
        </text:list-item>
        <text:list-item>
          <text:p text:style-name="P14" loext:marker-style-name="T14"><text:soft-page-break/><text:span text:style-name="T14">Steinman SA, Wootton BM, Tolin DF. Exposure therapy for anxiety disorders. Encyclopedia Mental Health. 2016; 2:186–91. https://doi.org/10. 1016/B978-0-12-397045-9.00266-4.</text:span><text:span text:style-name="T14"/></text:p>
        </text:list-item>
        <text:list-item>
          <text:p text:style-name="P12" loext:marker-style-name="T50"><text:span text:style-name="T53">Wiederhold BK, Bouchard S. Advances in virtual reality and anxiety disorders. New York: Springer press; 2014.</text:span><text:span text:style-name="T53"/></text:p>
        </text:list-item>
        <text:list-item>
          <text:p text:style-name="P14" loext:marker-style-name="T14"><text:span text:style-name="T14">Benzina N, Morgiève M, Euvrard M, Dos Santosb JFA, Pelissolo A, Mallet L. Personalised 360 video exposure therapy for the treatment of obsessive-compulsive disorder: a single case study. Fr J Psychiatry. 2020; 1:31–8. </text:span><text:a xlink:type="simple" xlink:href="https://doi.org/10.1016/j.fpsy.2020.02.004" text:style-name="Internet_20_link" text:visited-style-name="Visited_20_Internet_20_Link"><text:span text:style-name="Internet_20_link"><text:span text:style-name="T37">https://doi.org/10.1016/j.fpsy.2020.02.004</text:span></text:span></text:a><text:span text:style-name="T14">.</text:span></text:p>
        </text:list-item>
        <text:list-item>
          <text:p text:style-name="P14" loext:marker-style-name="T14"><text:span text:style-name="T14">Vlček P, Polak J, Brunovsky M, Horaček J. Role of glutamatergic system in obsessive-compulsive disorder with possible therapeutic implications. Pharmacopsychiatry. 2018;51(6):229–42. https://doi.org/10. 1055/s-0043-118665.</text:span><text:span text:style-name="T14"/></text:p>
        </text:list-item>
        <text:list-item>
          <text:p text:style-name="P14" loext:marker-style-name="T14"><text:span text:style-name="T14">Soleimani M, Ahmadi K, Mohammadi A. Virtual reality exposure therapy in anxiety disorders and posttraumatic stress disorders: a systematic review of literature. J Res Behav Sci. 2016;14(1):111–24.</text:span><text:span text:style-name="T14"/></text:p>
        </text:list-item>
        <text:list-item>
          <text:p text:style-name="P14" loext:marker-style-name="T14"><text:span text:style-name="T14">Schultheis MT, Rizzo A. The application of virtual reality technology in rehabilitation. Rehabil Psychol. 2001;46(3):296–311. https://doi.org/10. 1037/0090-5550.46.3.296. </text:span><text:span text:style-name="T14"/></text:p>
        </text:list-item>
        <text:list-item>
          <text:p text:style-name="P12" loext:marker-style-name="T50"><text:span text:style-name="T53">Freeman D, Reeve S, Robinson A, Ehlers A, Clark D, Spanlang B, et al. Virtual reality in the assessment, understanding, and treatment of mental health disorders. Psychol Med. 2017;47(14):2393–400. https://doi.org/10. 1017/S003329171700040X</text:span><text:span text:style-name="T53"/></text:p>
        </text:list-item>
        <text:list-item>
          <text:p text:style-name="P12" loext:marker-style-name="T50"><text:span text:style-name="T50">Annual Review of Clinical Psychology, Volume 17, May 2021. </text:span><text:span text:style-name="T50"/></text:p>
        </text:list-item>
        <text:list-item>
          <text:p text:style-name="P12" loext:marker-style-name="T39"><text:a xlink:type="simple" xlink:href="http://www.annualreviews.org/page/journal/pubdates" text:style-name="Internet_20_link" text:visited-style-name="Visited_20_Internet_20_Link"><text:span text:style-name="Internet_20_link"><text:span text:style-name="T41">http://www.annualreviews.org/page/journal/pubdates</text:span></text:span></text:a></text:p>
        </text:list-item>
        <text:list-item>
          <text:p text:style-name="P12" loext:marker-style-name="T39"><text:a xlink:type="simple" xlink:href="http://www.columbia.edu/cu/21stC/issue-1.4/doctor.html" text:style-name="Internet_20_link" text:visited-style-name="Visited_20_Internet_20_Link"><text:span text:style-name="Internet_20_link"><text:span text:style-name="T41">http://www.columbia.edu/cu/21stC/issue-1.4/doctor.html</text:span></text:span></text:a></text:p>
        </text:list-item>
        <text:list-item>
          <text:p text:style-name="P12" loext:marker-style-name="T39"><text:a xlink:type="simple" xlink:href="http://www.vrs.org.uk/" text:style-name="Internet_20_link" text:visited-style-name="Visited_20_Internet_20_Link"><text:span text:style-name="Internet_20_link"><text:span text:style-name="T41">http://www.vrs.org.uk/</text:span></text:span></text:a></text:p>
        </text:list-item>
        <text:list-item>
          <text:p text:style-name="P12" loext:marker-style-name="T39"><text:a xlink:type="simple" xlink:href="http://onlinelibrary.wiley.com/doi/10.1002/14651858.CD008349.pub2/pdf/abstract" text:style-name="Internet_20_link" text:visited-style-name="Visited_20_Internet_20_Link"><text:span text:style-name="Internet_20_link"><text:span text:style-name="T41">http://onlinelibrary.wiley.com/doi/10.1002/14651858.CD008349.pub2/pdf/abstract</text:span></text:span></text:a></text:p>
        </text:list-item>
        <text:list-item>
          <text:p text:style-name="P12" loext:marker-style-name="T39"><text:a xlink:type="simple" xlink:href="http://www.vrphobia.com/" text:style-name="Internet_20_link" text:visited-style-name="Visited_20_Internet_20_Link"><text:span text:style-name="Internet_20_link"><text:span text:style-name="T41">http://www.vrphobia.com/</text:span></text:span></text:a></text:p>
        </text:list-item>
        <text:list-item>
          <text:p text:style-name="P12" loext:marker-style-name="T39"><text:a xlink:type="simple" xlink:href="http://medicalaugmentedreality.com/" text:style-name="Internet_20_link" text:visited-style-name="Visited_20_Internet_20_Link"><text:span text:style-name="Internet_20_link"><text:span text:style-name="T41">http://medicalaugmentedreality.com/</text:span></text:span></text:a></text:p>
        </text:list-item>
        <text:list-item>
          <text:p text:style-name="P12" loext:marker-style-name="T39"><text:a xlink:type="simple" xlink:href="https://www.vrstudio.ro/raul-de-miscare-in-realitatea-virtuala-dispare/" text:style-name="Internet_20_link" text:visited-style-name="Visited_20_Internet_20_Link"><text:span text:style-name="Internet_20_link"><text:span text:style-name="T41">https://www.vrstudio.ro/raul-de-miscare-in-realitatea-virtuala-dispare/</text:span></text:span></text:a></text:p>
        </text:list-item>
        <text:list-item>
          <text:p text:style-name="P12" loext:marker-style-name="T50"><text:a xlink:type="simple" xlink:href="https://www.vrstudio.ro/realitatea-virtuala-tratamentul-anxietatii/" text:style-name="Internet_20_link" text:visited-style-name="Visited_20_Internet_20_Link"><text:span text:style-name="Internet_20_link"><text:span text:style-name="T41">https://www.vrstudio.ro/realitatea-virtuala-tratamentul-anxietatii/</text:span></text:span></text:a></text:p>
          <text:p text:style-name="P12"/>
        </text:list-item>
      </text:list>
      <text:p text:style-name="P21" loext:marker-style-name="T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1pt" fo:language="ro" fo:country="RO"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1" fo:font-size="11pt" fo:language="ro" fo:country="RO"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Autor" style:family="paragraph" style:parent-style-name="Standard" style:auto-update="true" style:list-style-name="WWNum4">
      <style:paragraph-properties fo:line-height="100%"/>
      <style:text-properties style:font-name="Times New Roman" fo:font-family="'Times New Roman'" style:font-family-generic="roman" style:font-pitch="variable" fo:font-size="12pt" fo:font-weight="bold" style:letter-kerning="false" style:font-name-asian="Aptos2" style:font-family-asian="Aptos" style:font-family-generic-asian="system" style:font-pitch-asian="variable" style:font-size-asian="12pt" style:language-asian="ro" style:country-asian="RO" style:font-weight-asian="bold"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Aptos2" style:font-family-asian="Aptos"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0"/><text:page-number text:select-page="current">21</text:page-number><text:bookmark-end text:name="PageNumWizard_FOOTER_Default Page Style1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haela Georgescu</meta:initial-creator>
    <meta:editing-cycles>89</meta:editing-cycles>
    <meta:creation-date>2024-11-21T07:53:00</meta:creation-date>
    <dc:date>2024-12-13T06:51:17.997000000</dc:date>
    <meta:editing-duration>PT4H11M23S</meta:editing-duration>
    <meta:generator>LibreOffice/24.2.2.2$Windows_X86_64 LibreOffice_project/d56cc158d8a96260b836f100ef4b4ef25d6f1a01</meta:generator>
    <meta:document-statistic meta:table-count="0" meta:image-count="0" meta:object-count="0" meta:page-count="21" meta:paragraph-count="336" meta:word-count="6415" meta:character-count="45522" meta:non-whitespace-character-count="39479"/>
    <meta:user-defined meta:name="AppVersion">16.0000</meta:user-defined>
    <meta:template xlink:type="simple" xlink:actuate="onRequest" xlink:title="Normal" xlink:href=""/>
  </office:meta>
</office:document-meta>
</file>